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36"/>
    <style:style style:name="P3" style:family="paragraph" style:parent-style-name="Preformatted_20_Text" style:list-style-name="L37"/>
    <style:style style:name="P4" style:family="paragraph" style:parent-style-name="Preformatted_20_Text" style:list-style-name="L38"/>
    <style:style style:name="P5" style:family="paragraph" style:parent-style-name="Preformatted_20_Text" style:list-style-name="L39"/>
    <style:style style:name="P6" style:family="paragraph" style:parent-style-name="Preformatted_20_Text" style:list-style-name="L41"/>
    <style:style style:name="P7" style:family="paragraph" style:parent-style-name="Preformatted_20_Text" style:list-style-name="L42"/>
    <style:style style:name="P8" style:family="paragraph" style:parent-style-name="Preformatted_20_Text" style:list-style-name="L44"/>
    <style:style style:name="P9" style:family="paragraph" style:parent-style-name="Preformatted_20_Text" style:list-style-name="L47"/>
    <style:style style:name="P10" style:family="paragraph" style:parent-style-name="Preformatted_20_Text" style:list-style-name="L49"/>
    <style:style style:name="P11" style:family="paragraph" style:parent-style-name="Preformatted_20_Text" style:list-style-name="L50"/>
    <style:style style:name="P12" style:family="paragraph" style:parent-style-name="Preformatted_20_Text" style:list-style-name="L52"/>
    <style:style style:name="P13" style:family="paragraph" style:parent-style-name="Preformatted_20_Text" style:list-style-name="L53"/>
    <style:style style:name="P14" style:family="paragraph" style:parent-style-name="Preformatted_20_Text" style:list-style-name="L65"/>
    <style:style style:name="P15" style:family="paragraph" style:parent-style-name="Preformatted_20_Text" style:list-style-name="L66"/>
    <style:style style:name="P16" style:family="paragraph" style:parent-style-name="Preformatted_20_Text" style:list-style-name="L68"/>
    <style:style style:name="P17" style:family="paragraph" style:parent-style-name="Preformatted_20_Text" style:list-style-name="L73"/>
    <style:style style:name="P18" style:family="paragraph" style:parent-style-name="Preformatted_20_Text" style:list-style-name="L74"/>
    <style:style style:name="P19" style:family="paragraph" style:parent-style-name="Preformatted_20_Text" style:list-style-name="L91"/>
    <style:style style:name="P20" style:family="paragraph" style:parent-style-name="Preformatted_20_Text" style:list-style-name="L96"/>
    <style:style style:name="P21" style:family="paragraph" style:parent-style-name="Preformatted_20_Text" style:list-style-name="L106"/>
    <style:style style:name="P22" style:family="paragraph" style:parent-style-name="Preformatted_20_Text" style:list-style-name="L107"/>
    <style:style style:name="P23" style:family="paragraph" style:parent-style-name="Preformatted_20_Text" style:list-style-name="L110"/>
    <style:style style:name="P24" style:family="paragraph" style:parent-style-name="Preformatted_20_Text" style:list-style-name="L113"/>
    <style:style style:name="P25" style:family="paragraph" style:parent-style-name="Preformatted_20_Text" style:list-style-name="L114"/>
    <style:style style:name="P26" style:family="paragraph" style:parent-style-name="Preformatted_20_Text" style:list-style-name="L116"/>
    <style:style style:name="P27" style:family="paragraph" style:parent-style-name="Preformatted_20_Text" style:list-style-name="L125"/>
    <style:style style:name="P28" style:family="paragraph" style:parent-style-name="Preformatted_20_Text" style:list-style-name="L127"/>
    <style:style style:name="P29" style:family="paragraph" style:parent-style-name="Text_20_body" style:list-style-name="L2">
      <style:paragraph-properties fo:margin-top="0in" fo:margin-bottom="0in" style:contextual-spacing="false"/>
    </style:style>
    <style:style style:name="P30" style:family="paragraph" style:parent-style-name="Text_20_body" style:list-style-name="L3">
      <style:paragraph-properties fo:margin-top="0in" fo:margin-bottom="0in" style:contextual-spacing="false"/>
    </style:style>
    <style:style style:name="P31" style:family="paragraph" style:parent-style-name="Text_20_body" style:list-style-name="L4">
      <style:paragraph-properties fo:margin-top="0in" fo:margin-bottom="0in" style:contextual-spacing="false"/>
    </style:style>
    <style:style style:name="P32" style:family="paragraph" style:parent-style-name="Text_20_body" style:list-style-name="L5">
      <style:paragraph-properties fo:margin-top="0in" fo:margin-bottom="0in" style:contextual-spacing="false"/>
    </style:style>
    <style:style style:name="P33" style:family="paragraph" style:parent-style-name="Text_20_body" style:list-style-name="L6">
      <style:paragraph-properties fo:margin-top="0in" fo:margin-bottom="0in" style:contextual-spacing="false"/>
    </style:style>
    <style:style style:name="P34" style:family="paragraph" style:parent-style-name="Text_20_body" style:list-style-name="L7">
      <style:paragraph-properties fo:margin-top="0in" fo:margin-bottom="0in" style:contextual-spacing="false"/>
    </style:style>
    <style:style style:name="P35" style:family="paragraph" style:parent-style-name="Text_20_body" style:list-style-name="L8">
      <style:paragraph-properties fo:margin-top="0in" fo:margin-bottom="0in" style:contextual-spacing="false"/>
    </style:style>
    <style:style style:name="P36" style:family="paragraph" style:parent-style-name="Text_20_body" style:list-style-name="L9">
      <style:paragraph-properties fo:margin-top="0in" fo:margin-bottom="0in" style:contextual-spacing="false"/>
    </style:style>
    <style:style style:name="P37" style:family="paragraph" style:parent-style-name="Text_20_body" style:list-style-name="L10">
      <style:paragraph-properties fo:margin-top="0in" fo:margin-bottom="0in" style:contextual-spacing="false"/>
    </style:style>
    <style:style style:name="P38" style:family="paragraph" style:parent-style-name="Text_20_body" style:list-style-name="L11">
      <style:paragraph-properties fo:margin-top="0in" fo:margin-bottom="0in" style:contextual-spacing="false"/>
    </style:style>
    <style:style style:name="P39" style:family="paragraph" style:parent-style-name="Text_20_body" style:list-style-name="L12">
      <style:paragraph-properties fo:margin-top="0in" fo:margin-bottom="0in" style:contextual-spacing="false"/>
    </style:style>
    <style:style style:name="P40" style:family="paragraph" style:parent-style-name="Text_20_body" style:list-style-name="L13"/>
    <style:style style:name="P41" style:family="paragraph" style:parent-style-name="Text_20_body" style:list-style-name="L14">
      <style:paragraph-properties fo:margin-top="0in" fo:margin-bottom="0in" style:contextual-spacing="false"/>
    </style:style>
    <style:style style:name="P42" style:family="paragraph" style:parent-style-name="Text_20_body" style:list-style-name="L15">
      <style:paragraph-properties fo:margin-top="0in" fo:margin-bottom="0in" style:contextual-spacing="false"/>
    </style:style>
    <style:style style:name="P43" style:family="paragraph" style:parent-style-name="Text_20_body" style:list-style-name="L16">
      <style:paragraph-properties fo:margin-top="0in" fo:margin-bottom="0in" style:contextual-spacing="false"/>
    </style:style>
    <style:style style:name="P44" style:family="paragraph" style:parent-style-name="Text_20_body" style:list-style-name="L17">
      <style:paragraph-properties fo:margin-top="0in" fo:margin-bottom="0in" style:contextual-spacing="false"/>
    </style:style>
    <style:style style:name="P45" style:family="paragraph" style:parent-style-name="Text_20_body" style:list-style-name="L18">
      <style:paragraph-properties fo:margin-top="0in" fo:margin-bottom="0in" style:contextual-spacing="false"/>
    </style:style>
    <style:style style:name="P46" style:family="paragraph" style:parent-style-name="Text_20_body" style:list-style-name="L19"/>
    <style:style style:name="P47" style:family="paragraph" style:parent-style-name="Text_20_body" style:list-style-name="L20">
      <style:paragraph-properties fo:margin-top="0in" fo:margin-bottom="0in" style:contextual-spacing="false"/>
    </style:style>
    <style:style style:name="P48" style:family="paragraph" style:parent-style-name="Text_20_body" style:list-style-name="L21">
      <style:paragraph-properties fo:margin-top="0in" fo:margin-bottom="0in" style:contextual-spacing="false"/>
    </style:style>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3">
      <style:paragraph-properties fo:margin-top="0in" fo:margin-bottom="0in" style:contextual-spacing="false"/>
    </style:style>
    <style:style style:name="P51" style:family="paragraph" style:parent-style-name="Text_20_body" style:list-style-name="L24">
      <style:paragraph-properties fo:margin-top="0in" fo:margin-bottom="0in" style:contextual-spacing="false"/>
    </style:style>
    <style:style style:name="P52" style:family="paragraph" style:parent-style-name="Text_20_body" style:list-style-name="L25">
      <style:paragraph-properties fo:margin-top="0in" fo:margin-bottom="0in" style:contextual-spacing="false"/>
    </style:style>
    <style:style style:name="P53" style:family="paragraph" style:parent-style-name="Text_20_body" style:list-style-name="L26">
      <style:paragraph-properties fo:margin-top="0in" fo:margin-bottom="0in" style:contextual-spacing="false"/>
    </style:style>
    <style:style style:name="P54" style:family="paragraph" style:parent-style-name="Text_20_body" style:list-style-name="L27">
      <style:paragraph-properties fo:margin-top="0in" fo:margin-bottom="0in" style:contextual-spacing="false"/>
    </style:style>
    <style:style style:name="P55" style:family="paragraph" style:parent-style-name="Text_20_body" style:list-style-name="L28">
      <style:paragraph-properties fo:margin-top="0in" fo:margin-bottom="0in" style:contextual-spacing="false"/>
    </style:style>
    <style:style style:name="P56" style:family="paragraph" style:parent-style-name="Text_20_body" style:list-style-name="L29"/>
    <style:style style:name="P57" style:family="paragraph" style:parent-style-name="Text_20_body" style:list-style-name="L30">
      <style:paragraph-properties fo:margin-top="0in" fo:margin-bottom="0in" style:contextual-spacing="false"/>
    </style:style>
    <style:style style:name="P58" style:family="paragraph" style:parent-style-name="Text_20_body" style:list-style-name="L29">
      <style:text-properties fo:font-weight="bold" style:font-weight-asian="bold" style:font-weight-complex="bold"/>
    </style:style>
    <style:style style:name="P59" style:family="paragraph" style:parent-style-name="Text_20_body" style:list-style-name="L31">
      <style:paragraph-properties fo:margin-top="0in" fo:margin-bottom="0in" style:contextual-spacing="false"/>
    </style:style>
    <style:style style:name="P60" style:family="paragraph" style:parent-style-name="Text_20_body" style:list-style-name="L32">
      <style:paragraph-properties fo:margin-top="0in" fo:margin-bottom="0in" style:contextual-spacing="false"/>
    </style:style>
    <style:style style:name="P61" style:family="paragraph" style:parent-style-name="Text_20_body" style:list-style-name="L33">
      <style:paragraph-properties fo:margin-top="0in" fo:margin-bottom="0in" style:contextual-spacing="false"/>
    </style:style>
    <style:style style:name="P62" style:family="paragraph" style:parent-style-name="Text_20_body" style:list-style-name="L34"/>
    <style:style style:name="P63" style:family="paragraph" style:parent-style-name="Text_20_body" style:list-style-name="L35">
      <style:paragraph-properties fo:margin-top="0in" fo:margin-bottom="0in" style:contextual-spacing="false"/>
    </style:style>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style style:name="P67" style:family="paragraph" style:parent-style-name="Text_20_body" style:list-style-name="L39"/>
    <style:style style:name="P68" style:family="paragraph" style:parent-style-name="Text_20_body" style:list-style-name="L40">
      <style:paragraph-properties fo:margin-top="0in" fo:margin-bottom="0in" style:contextual-spacing="false"/>
    </style:style>
    <style:style style:name="P69" style:family="paragraph" style:parent-style-name="Text_20_body" style:list-style-name="L41"/>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paragraph-properties fo:margin-top="0in" fo:margin-bottom="0in" style:contextual-spacing="false"/>
    </style:style>
    <style:style style:name="P74" style:family="paragraph" style:parent-style-name="Text_20_body" style:list-style-name="L46">
      <style:paragraph-properties fo:margin-top="0in" fo:margin-bottom="0in" style:contextual-spacing="false"/>
    </style:style>
    <style:style style:name="P75" style:family="paragraph" style:parent-style-name="Text_20_body" style:list-style-name="L47"/>
    <style:style style:name="P76" style:family="paragraph" style:parent-style-name="Text_20_body" style:list-style-name="L48">
      <style:paragraph-properties fo:margin-top="0in" fo:margin-bottom="0in" style:contextual-spacing="false"/>
    </style:style>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paragraph-properties fo:margin-top="0in" fo:margin-bottom="0in" style:contextual-spacing="false"/>
    </style:style>
    <style:style style:name="P80" style:family="paragraph" style:parent-style-name="Text_20_body" style:list-style-name="L52"/>
    <style:style style:name="P81" style:family="paragraph" style:parent-style-name="Text_20_body" style:list-style-name="L53"/>
    <style:style style:name="P82" style:family="paragraph" style:parent-style-name="Text_20_body" style:list-style-name="L54"/>
    <style:style style:name="P83" style:family="paragraph" style:parent-style-name="Text_20_body" style:list-style-name="L55">
      <style:paragraph-properties fo:margin-top="0in" fo:margin-bottom="0in" style:contextual-spacing="false"/>
    </style:style>
    <style:style style:name="P84" style:family="paragraph" style:parent-style-name="Text_20_body" style:list-style-name="L56">
      <style:paragraph-properties fo:margin-top="0in" fo:margin-bottom="0in" style:contextual-spacing="false"/>
    </style:style>
    <style:style style:name="P85" style:family="paragraph" style:parent-style-name="Text_20_body" style:list-style-name="L57">
      <style:paragraph-properties fo:margin-top="0in" fo:margin-bottom="0in" style:contextual-spacing="false"/>
    </style:style>
    <style:style style:name="P86" style:family="paragraph" style:parent-style-name="Text_20_body" style:list-style-name="L58">
      <style:paragraph-properties fo:margin-top="0in" fo:margin-bottom="0in" style:contextual-spacing="false"/>
    </style:style>
    <style:style style:name="P87" style:family="paragraph" style:parent-style-name="Text_20_body" style:list-style-name="L59">
      <style:paragraph-properties fo:margin-top="0in" fo:margin-bottom="0in" style:contextual-spacing="false"/>
    </style:style>
    <style:style style:name="P88" style:family="paragraph" style:parent-style-name="Text_20_body" style:list-style-name="L60">
      <style:paragraph-properties fo:margin-top="0in" fo:margin-bottom="0in" style:contextual-spacing="false"/>
    </style:style>
    <style:style style:name="P89" style:family="paragraph" style:parent-style-name="Text_20_body" style:list-style-name="L61">
      <style:paragraph-properties fo:margin-top="0in" fo:margin-bottom="0in" style:contextual-spacing="false"/>
    </style:style>
    <style:style style:name="P90" style:family="paragraph" style:parent-style-name="Text_20_body" style:list-style-name="L62"/>
    <style:style style:name="P91" style:family="paragraph" style:parent-style-name="Text_20_body" style:list-style-name="L63">
      <style:paragraph-properties fo:margin-top="0in" fo:margin-bottom="0in" style:contextual-spacing="false"/>
    </style:style>
    <style:style style:name="P92" style:family="paragraph" style:parent-style-name="Text_20_body" style:list-style-name="L64">
      <style:paragraph-properties fo:margin-top="0in" fo:margin-bottom="0in" style:contextual-spacing="false"/>
    </style:style>
    <style:style style:name="P93" style:family="paragraph" style:parent-style-name="Text_20_body" style:list-style-name="L65"/>
    <style:style style:name="P94" style:family="paragraph" style:parent-style-name="Text_20_body" style:list-style-name="L66"/>
    <style:style style:name="P95" style:family="paragraph" style:parent-style-name="Text_20_body" style:list-style-name="L67">
      <style:paragraph-properties fo:margin-top="0in" fo:margin-bottom="0in" style:contextual-spacing="false"/>
    </style:style>
    <style:style style:name="P96" style:family="paragraph" style:parent-style-name="Text_20_body" style:list-style-name="L68"/>
    <style:style style:name="P97" style:family="paragraph" style:parent-style-name="Text_20_body" style:list-style-name="L69"/>
    <style:style style:name="P98" style:family="paragraph" style:parent-style-name="Text_20_body" style:list-style-name="L70">
      <style:paragraph-properties fo:margin-top="0in" fo:margin-bottom="0in" style:contextual-spacing="false"/>
    </style:style>
    <style:style style:name="P99" style:family="paragraph" style:parent-style-name="Text_20_body" style:list-style-name="L71">
      <style:paragraph-properties fo:margin-top="0in" fo:margin-bottom="0in" style:contextual-spacing="false"/>
    </style:style>
    <style:style style:name="P100" style:family="paragraph" style:parent-style-name="Text_20_body" style:list-style-name="L72">
      <style:paragraph-properties fo:margin-top="0in" fo:margin-bottom="0in" style:contextual-spacing="false"/>
    </style:style>
    <style:style style:name="P101" style:family="paragraph" style:parent-style-name="Text_20_body" style:list-style-name="L73"/>
    <style:style style:name="P102" style:family="paragraph" style:parent-style-name="Text_20_body" style:list-style-name="L74"/>
    <style:style style:name="P103" style:family="paragraph" style:parent-style-name="Text_20_body" style:list-style-name="L75">
      <style:paragraph-properties fo:margin-top="0in" fo:margin-bottom="0in" style:contextual-spacing="false"/>
    </style:style>
    <style:style style:name="P104" style:family="paragraph" style:parent-style-name="Text_20_body" style:list-style-name="L76"/>
    <style:style style:name="P105" style:family="paragraph" style:parent-style-name="Text_20_body" style:list-style-name="L77">
      <style:paragraph-properties fo:margin-top="0in" fo:margin-bottom="0in" style:contextual-spacing="false"/>
    </style:style>
    <style:style style:name="P106" style:family="paragraph" style:parent-style-name="Text_20_body" style:list-style-name="L78">
      <style:paragraph-properties fo:margin-top="0in" fo:margin-bottom="0in" style:contextual-spacing="false"/>
    </style:style>
    <style:style style:name="P107" style:family="paragraph" style:parent-style-name="Text_20_body" style:list-style-name="L79">
      <style:paragraph-properties fo:margin-top="0in" fo:margin-bottom="0in" style:contextual-spacing="false"/>
    </style:style>
    <style:style style:name="P108" style:family="paragraph" style:parent-style-name="Text_20_body" style:list-style-name="L80">
      <style:paragraph-properties fo:margin-top="0in" fo:margin-bottom="0in" style:contextual-spacing="false"/>
    </style:style>
    <style:style style:name="P109" style:family="paragraph" style:parent-style-name="Text_20_body" style:list-style-name="L81">
      <style:paragraph-properties fo:margin-top="0in" fo:margin-bottom="0in" style:contextual-spacing="false"/>
    </style:style>
    <style:style style:name="P110" style:family="paragraph" style:parent-style-name="Text_20_body" style:list-style-name="L82">
      <style:paragraph-properties fo:margin-top="0in" fo:margin-bottom="0in" style:contextual-spacing="false"/>
    </style:style>
    <style:style style:name="P111" style:family="paragraph" style:parent-style-name="Text_20_body" style:list-style-name="L83"/>
    <style:style style:name="P112" style:family="paragraph" style:parent-style-name="Text_20_body" style:list-style-name="L84">
      <style:paragraph-properties fo:margin-top="0in" fo:margin-bottom="0in" style:contextual-spacing="false"/>
    </style:style>
    <style:style style:name="P113" style:family="paragraph" style:parent-style-name="Text_20_body" style:list-style-name="L85">
      <style:paragraph-properties fo:margin-top="0in" fo:margin-bottom="0in" style:contextual-spacing="false"/>
    </style:style>
    <style:style style:name="P114" style:family="paragraph" style:parent-style-name="Text_20_body" style:list-style-name="L86">
      <style:paragraph-properties fo:margin-top="0in" fo:margin-bottom="0in" style:contextual-spacing="false"/>
    </style:style>
    <style:style style:name="P115" style:family="paragraph" style:parent-style-name="Text_20_body" style:list-style-name="L87"/>
    <style:style style:name="P116" style:family="paragraph" style:parent-style-name="Text_20_body" style:list-style-name="L88">
      <style:paragraph-properties fo:margin-top="0in" fo:margin-bottom="0in" style:contextual-spacing="false"/>
    </style:style>
    <style:style style:name="P117" style:family="paragraph" style:parent-style-name="Text_20_body" style:list-style-name="L89">
      <style:paragraph-properties fo:margin-top="0in" fo:margin-bottom="0in" style:contextual-spacing="false"/>
    </style:style>
    <style:style style:name="P118" style:family="paragraph" style:parent-style-name="Text_20_body" style:list-style-name="L90">
      <style:paragraph-properties fo:margin-top="0in" fo:margin-bottom="0in" style:contextual-spacing="false"/>
    </style:style>
    <style:style style:name="P119" style:family="paragraph" style:parent-style-name="Text_20_body" style:list-style-name="L91"/>
    <style:style style:name="P120" style:family="paragraph" style:parent-style-name="Text_20_body" style:list-style-name="L92">
      <style:paragraph-properties fo:margin-top="0in" fo:margin-bottom="0in" style:contextual-spacing="false"/>
    </style:style>
    <style:style style:name="P121" style:family="paragraph" style:parent-style-name="Text_20_body" style:list-style-name="L93">
      <style:paragraph-properties fo:margin-top="0in" fo:margin-bottom="0in" style:contextual-spacing="false"/>
    </style:style>
    <style:style style:name="P122" style:family="paragraph" style:parent-style-name="Text_20_body" style:list-style-name="L94">
      <style:paragraph-properties fo:margin-top="0in" fo:margin-bottom="0in" style:contextual-spacing="false"/>
    </style:style>
    <style:style style:name="P123" style:family="paragraph" style:parent-style-name="Text_20_body" style:list-style-name="L95">
      <style:paragraph-properties fo:margin-top="0in" fo:margin-bottom="0in" style:contextual-spacing="false"/>
    </style:style>
    <style:style style:name="P124" style:family="paragraph" style:parent-style-name="Text_20_body" style:list-style-name="L96"/>
    <style:style style:name="P125" style:family="paragraph" style:parent-style-name="Text_20_body" style:list-style-name="L97">
      <style:paragraph-properties fo:margin-top="0in" fo:margin-bottom="0in" style:contextual-spacing="false"/>
    </style:style>
    <style:style style:name="P126" style:family="paragraph" style:parent-style-name="Text_20_body" style:list-style-name="L98"/>
    <style:style style:name="P127" style:family="paragraph" style:parent-style-name="Text_20_body" style:list-style-name="L99">
      <style:paragraph-properties fo:margin-top="0in" fo:margin-bottom="0in" style:contextual-spacing="false"/>
    </style:style>
    <style:style style:name="P128" style:family="paragraph" style:parent-style-name="Text_20_body" style:list-style-name="L100">
      <style:paragraph-properties fo:margin-top="0in" fo:margin-bottom="0in" style:contextual-spacing="false"/>
    </style:style>
    <style:style style:name="P129" style:family="paragraph" style:parent-style-name="Text_20_body" style:list-style-name="L101">
      <style:paragraph-properties fo:margin-top="0in" fo:margin-bottom="0in" style:contextual-spacing="false"/>
    </style:style>
    <style:style style:name="P130" style:family="paragraph" style:parent-style-name="Text_20_body" style:list-style-name="L102"/>
    <style:style style:name="P131" style:family="paragraph" style:parent-style-name="Text_20_body" style:list-style-name="L103">
      <style:paragraph-properties fo:margin-top="0in" fo:margin-bottom="0in" style:contextual-spacing="false"/>
    </style:style>
    <style:style style:name="P132" style:family="paragraph" style:parent-style-name="Text_20_body" style:list-style-name="L104"/>
    <style:style style:name="P133" style:family="paragraph" style:parent-style-name="Text_20_body" style:list-style-name="L105">
      <style:paragraph-properties fo:margin-top="0in" fo:margin-bottom="0in" style:contextual-spacing="false"/>
    </style:style>
    <style:style style:name="P134" style:family="paragraph" style:parent-style-name="Text_20_body" style:list-style-name="L106"/>
    <style:style style:name="P135" style:family="paragraph" style:parent-style-name="Text_20_body" style:list-style-name="L107"/>
    <style:style style:name="P136" style:family="paragraph" style:parent-style-name="Text_20_body" style:list-style-name="L108">
      <style:paragraph-properties fo:margin-top="0in" fo:margin-bottom="0in" style:contextual-spacing="false"/>
    </style:style>
    <style:style style:name="P137" style:family="paragraph" style:parent-style-name="Text_20_body" style:list-style-name="L109">
      <style:paragraph-properties fo:margin-top="0in" fo:margin-bottom="0in" style:contextual-spacing="false"/>
    </style:style>
    <style:style style:name="P138" style:family="paragraph" style:parent-style-name="Text_20_body" style:list-style-name="L110"/>
    <style:style style:name="P139" style:family="paragraph" style:parent-style-name="Text_20_body" style:list-style-name="L111"/>
    <style:style style:name="P140" style:family="paragraph" style:parent-style-name="Text_20_body" style:list-style-name="L112">
      <style:paragraph-properties fo:margin-top="0in" fo:margin-bottom="0in" style:contextual-spacing="false"/>
    </style:style>
    <style:style style:name="P141" style:family="paragraph" style:parent-style-name="Text_20_body" style:list-style-name="L113"/>
    <style:style style:name="P142" style:family="paragraph" style:parent-style-name="Text_20_body" style:list-style-name="L114"/>
    <style:style style:name="P143" style:family="paragraph" style:parent-style-name="Text_20_body" style:list-style-name="L115">
      <style:paragraph-properties fo:margin-top="0in" fo:margin-bottom="0in" style:contextual-spacing="false"/>
    </style:style>
    <style:style style:name="P144" style:family="paragraph" style:parent-style-name="Text_20_body" style:list-style-name="L116"/>
    <style:style style:name="P145" style:family="paragraph" style:parent-style-name="Text_20_body" style:list-style-name="L117"/>
    <style:style style:name="P146" style:family="paragraph" style:parent-style-name="Text_20_body" style:list-style-name="L118">
      <style:paragraph-properties fo:margin-top="0in" fo:margin-bottom="0in" style:contextual-spacing="false"/>
    </style:style>
    <style:style style:name="P147" style:family="paragraph" style:parent-style-name="Text_20_body" style:list-style-name="L119">
      <style:paragraph-properties fo:margin-top="0in" fo:margin-bottom="0in" style:contextual-spacing="false"/>
    </style:style>
    <style:style style:name="P148" style:family="paragraph" style:parent-style-name="Text_20_body" style:list-style-name="L120">
      <style:paragraph-properties fo:margin-top="0in" fo:margin-bottom="0in" style:contextual-spacing="false"/>
    </style:style>
    <style:style style:name="P149" style:family="paragraph" style:parent-style-name="Text_20_body" style:list-style-name="L121">
      <style:paragraph-properties fo:margin-top="0in" fo:margin-bottom="0in" style:contextual-spacing="false"/>
    </style:style>
    <style:style style:name="P150" style:family="paragraph" style:parent-style-name="Text_20_body" style:list-style-name="L122">
      <style:paragraph-properties fo:margin-top="0in" fo:margin-bottom="0in" style:contextual-spacing="false"/>
    </style:style>
    <style:style style:name="P151" style:family="paragraph" style:parent-style-name="Text_20_body" style:list-style-name="L123">
      <style:paragraph-properties fo:margin-top="0in" fo:margin-bottom="0in" style:contextual-spacing="false"/>
    </style:style>
    <style:style style:name="P152" style:family="paragraph" style:parent-style-name="Text_20_body" style:list-style-name="L124">
      <style:paragraph-properties fo:margin-top="0in" fo:margin-bottom="0in" style:contextual-spacing="false"/>
    </style:style>
    <style:style style:name="P153" style:family="paragraph" style:parent-style-name="Text_20_body" style:list-style-name="L125"/>
    <style:style style:name="P154" style:family="paragraph" style:parent-style-name="Text_20_body" style:list-style-name="L126">
      <style:paragraph-properties fo:margin-top="0in" fo:margin-bottom="0in" style:contextual-spacing="false"/>
    </style:style>
    <style:style style:name="P155" style:family="paragraph" style:parent-style-name="Text_20_body" style:list-style-name="L127"/>
    <style:style style:name="P156" style:family="paragraph" style:parent-style-name="Text_20_body" style:list-style-name="L128"/>
    <style:style style:name="P157" style:family="paragraph" style:parent-style-name="Text_20_body" style:list-style-name="L129">
      <style:paragraph-properties fo:margin-top="0in" fo:margin-bottom="0in" style:contextual-spacing="false"/>
    </style:style>
    <style:style style:name="P158" style:family="paragraph" style:parent-style-name="Text_20_body" style:list-style-name="L130">
      <style:paragraph-properties fo:margin-top="0in" fo:margin-bottom="0in" style:contextual-spacing="false"/>
    </style:style>
    <style:style style:name="P159" style:family="paragraph" style:parent-style-name="Text_20_body" style:list-style-name="L131">
      <style:paragraph-properties fo:margin-top="0in" fo:margin-bottom="0in" style:contextual-spacing="false"/>
    </style:style>
    <style:style style:name="P160" style:family="paragraph" style:parent-style-name="Text_20_body" style:list-style-name="L132">
      <style:paragraph-properties fo:margin-top="0in" fo:margin-bottom="0in" style:contextual-spacing="false"/>
    </style:style>
    <style:style style:name="P161" style:family="paragraph" style:parent-style-name="Text_20_body" style:list-style-name="L133"/>
    <style:style style:name="P162" style:family="paragraph" style:parent-style-name="Text_20_body" style:list-style-name="L134">
      <style:paragraph-properties fo:margin-top="0in" fo:margin-bottom="0in"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common-linux-boot-issues-and-how-to-fix-them"/>Common Linux Boot Issues and How to Fix Them<text:bookmark-end text:name="common-linux-boot-issues-and-how-to-fix-them"/></text:h>
      <text:h text:style-name="Heading_20_2" text:outline-level="2"><text:bookmark-start text:name="introduction"/>Introduction<text:bookmark-end text:name="introduction"/></text:h>
      <text:h text:style-name="Heading_20_3" text:outline-level="3"><text:bookmark-start text:name="understanding-the-linux-boot-process"/>Understanding the Linux Boot Process<text:bookmark-end text:name="understanding-the-linux-boot-process"/></text:h>
      <text:p text:style-name="First_20_paragraph">The process by which a Linux server transitions from a powered-off state to a fully operational system is a series of critical, interdependent stages. For system administrators, comprehending this sequence is paramount for effective troubleshooting, as it allows for precise identification of where a boot failure may be occurring.</text:p>
      <text:p text:style-name="Text_20_body">We will examine these stages in their chronological order:</text:p>
      <text:list xml:id="list3047468315" text:style-name="L13">
        <text:list-item>
          <text:p text:style-name="P40"><text:span text:style-name="T1">BIOS/UEFI (Basic Input/Output System / Unified Extensible Firmware Interface)</text:span>:</text:p>
          <text:p text:style-name="P40">This is the foundational firmware that initiates when the server is powered on. Its primary responsibilities include:</text:p>
          <text:list text:style-name="L14">
            <text:list-item>
              <text:p text:style-name="P41"><text:span text:style-name="T1">Power-On Self-Test (POST)</text:span>: A diagnostic sequence that verifies the integrity of essential hardware components, such as the CPU, memory, and storage controllers.</text:p>
            </text:list-item>
            <text:list-item>
              <text:p text:style-name="P41"><text:span text:style-name="T1">Hardware Initialization</text:span>: Preparing the system's hardware for operation.</text:p>
            </text:list-item>
            <text:list-item>
              <text:p text:style-name="P41"><text:span text:style-name="T1">Boot Device Selection</text:span>: Identifying the configured boot device (e.g., hard drive, network boot). UEFI is the contemporary successor to BIOS, offering enhanced features like larger disk support, secure boot capabilities, and a more modular design.</text:p>
            </text:list-item>
          </text:list>
        </text:list-item>
        <text:list-item>
          <text:p text:style-name="P40"><text:span text:style-name="T1">MBR/GPT (Master Boot Record / GUID Partition Table)</text:span>:</text:p>
          <text:p text:style-name="P40">Once BIOS/UEFI identifies a bootable drive, it transfers control to a specific sector on that drive:</text:p>
          <text:list text:style-name="L15">
            <text:list-item>
              <text:p text:style-name="P42"><text:span text:style-name="T1">Master Boot Record (MBR)</text:span>: An older partitioning scheme, the MBR is a 512-byte sector at the beginning of a hard drive. It contains a small piece of executable code, known as the boot loader, and a partition table that defines the disk's partitions.</text:p>
            </text:list-item>
            <text:list-item>
              <text:p text:style-name="P42"><text:span text:style-name="T1">GUID Partition Table (GPT)</text:span>: A modern standard that addresses the limitations of MBR. GPT is part of the UEFI standard and supports larger disk sizes and a virtually unlimited number of partitions. Boot information is typically stored in an EFI System Partition (ESP) on GPT-formatted drives.</text:p>
            </text:list-item>
          </text:list>
        </text:list-item>
        <text:list-item>
          <text:p text:style-name="P40"><text:span text:style-name="T1">GRUB (GRand Unified Bootloader)</text:span>:</text:p>
          <text:p text:style-name="P40">Upon successful execution of the MBR boot loader or UEFI's loading of the GRUB executable from the ESP, GRUB assumes control. Its key functions include:</text:p>
          <text:list text:style-name="L16">
            <text:list-item>
              <text:p text:style-name="P43"><text:span text:style-name="T1">Boot Menu Presentation</text:span>: Offering options for different operating systems or kernel versions, if configured.</text:p>
            </text:list-item>
            <text:list-item>
              <text:p text:style-name="P43"><text:span text:style-name="T1">Kernel Loading</text:span>: Loading the selected Linux kernel image and its initial RAM disk (initramfs/initrd) into memory.</text:p>
            </text:list-item>
          </text:list>
        </text:list-item>
        <text:list-item>
          <text:p text:style-name="P40"><text:soft-page-break/><text:span text:style-name="T1">Kernel</text:span>:</text:p>
          <text:p text:style-name="P40">The Linux kernel is the core component of the operating system. After being loaded by GRUB, the kernel begins its operational phase, performing essential tasks such as:</text:p>
          <text:list text:style-name="L17">
            <text:list-item>
              <text:p text:style-name="P44"><text:span text:style-name="T1">Hardware Detection and Initialization</text:span>: Taking over from the firmware to initialize and manage system hardware.</text:p>
            </text:list-item>
            <text:list-item>
              <text:p text:style-name="P44"><text:span text:style-name="T1">Memory Management</text:span>: Allocating and managing system memory.</text:p>
            </text:list-item>
            <text:list-item>
              <text:p text:style-name="P44"><text:span text:style-name="T1">Process Management</text:span>: Scheduling and managing running programs.</text:p>
            </text:list-item>
            <text:list-item>
              <text:p text:style-name="P44"><text:span text:style-name="T1">File System Mounting (Initial)</text:span>: Mounting the root file system, often in a read-only state initially.</text:p>
            </text:list-item>
          </text:list>
        </text:list-item>
        <text:list-item>
          <text:p text:style-name="P40"><text:span text:style-name="T1">init/systemd</text:span>:</text:p>
          <text:p text:style-name="P40">The final stage involves the kernel handing off control to an initialization system, which is responsible for bringing the server to a fully functional state.</text:p>
          <text:list text:style-name="L18">
            <text:list-item>
              <text:p text:style-name="P45"><text:span text:style-name="Source_5f_Text">init</text:span> <text:span text:style-name="T1">(System V init)</text:span>: The traditional initialization process, which starts services sequentially based on runlevels.</text:p>
            </text:list-item>
            <text:list-item>
              <text:p text:style-name="P45"><text:span text:style-name="Source_5f_Text">systemd</text:span>: The widely adopted modern initialization system. <text:span text:style-name="Source_5f_Text">systemd</text:span> parallelizes service startup, offering faster boot times and more robust service management. It manages all system processes after the kernel is loaded, activating services, mounting file systems, and preparing the system for user login.</text:p>
            </text:list-item>
          </text:list>
        </text:list-item>
      </text:list>
      <text:p text:style-name="First_20_paragraph">A clear understanding of each of these stages is fundamental. Should a server fail to boot, identifying which stage is compromised significantly narrows down the scope of the problem.</text:p>
      <text:h text:style-name="Heading_20_3" text:outline-level="3"><text:bookmark-start text:name="the-role-of-each-component-in-the-boot-chain"/>The Role of Each Component in the Boot Chain<text:bookmark-end text:name="the-role-of-each-component-in-the-boot-chain"/></text:h>
      <text:p text:style-name="First_20_paragraph">Now that we've outlined the individual stages, it's crucial to understand how these components collaborate to ensure a successful boot. Think of it as a relay race, where each component passes the baton to the next, each with a specific task critical for the race's completion.</text:p>
      <text:list xml:id="list516088235" text:style-name="L19">
        <text:list-item>
          <text:p text:style-name="P46"><text:span text:style-name="T1">BIOS/UEFI (The Initial Handshake)</text:span>:</text:p>
          <text:list text:style-name="L20">
            <text:list-item>
              <text:p text:style-name="P47"><text:span text:style-name="T1">Role</text:span>: The system's firmware acts as the initial coordinator. It's the first to "wake up" and ensures the basic hardware is functional.</text:p>
            </text:list-item>
            <text:list-item>
              <text:p text:style-name="P47"><text:span text:style-name="T1">Interaction</text:span>: After POST, it scans for bootable devices. Once a bootable device is identified (e.g., your server's primary hard drive), it then transfers control to the boot code located in the MBR or the EFI System Partition (ESP) for GPT disks.</text:p>
            </text:list-item>
          </text:list>
        </text:list-item>
        <text:list-item>
          <text:p text:style-name="P46"><text:span text:style-name="T1">MBR/GPT (The Boot Loader Locator)</text:span>:</text:p>
          <text:list text:style-name="L21">
            <text:list-item>
              <text:p text:style-name="P48"><text:span text:style-name="T1">Role</text:span>: These are partition schemes on your storage device that contain or point to the actual boot loader.</text:p>
              <text:list text:style-name="L22">
                <text:list-item>
                  <text:p text:style-name="P49"><text:span text:style-name="T1">MBR</text:span>: Contains a small boot loader program (often part of GRUB's first stage) and the partition table.</text:p>
                </text:list-item>
                <text:list-item>
                  <text:p text:style-name="P49"><text:span text:style-name="T1">GPT</text:span>: Uses an EFI System Partition (ESP) to store the boot loader program.</text:p>
                </text:list-item>
              </text:list>
            </text:list-item>
            <text:list-item>
              <text:p text:style-name="P48"><text:span text:style-name="T1">Interaction</text:span>: They effectively "tell" the BIOS/UEFI where to find the next stage of the boot process – the GRUB boot loader. They don't do much themselves beyond <text:soft-page-break/>providing this crucial pointer.</text:p>
            </text:list-item>
          </text:list>
        </text:list-item>
        <text:list-item>
          <text:p text:style-name="P46"><text:span text:style-name="T1">GRUB (The Operating System Selector)</text:span>:</text:p>
          <text:list text:style-name="L23">
            <text:list-item>
              <text:p text:style-name="P50"><text:span text:style-name="T1">Role</text:span>: This is your primary boot loader for Linux. It's more sophisticated than the simple boot code in the MBR/GPT. GRUB's main job is to understand your partitions, file systems, and kernel locations.</text:p>
            </text:list-item>
            <text:list-item>
              <text:p text:style-name="P50"><text:span text:style-name="T1">Interaction</text:span>:</text:p>
              <text:list text:style-name="L24">
                <text:list-item>
                  <text:p text:style-name="P51">GRUB is loaded by the BIOS/UEFI (via MBR/GPT).</text:p>
                </text:list-item>
                <text:list-item>
                  <text:p text:style-name="P51">It then presents the boot menu (if configured) and waits for user input or automatically selects a default kernel.</text:p>
                </text:list-item>
                <text:list-item>
                  <text:p text:style-name="P51">Once a kernel is chosen, GRUB reads the kernel image and the initial RAM disk (initramfs/initrd) from the disk and <text:span text:style-name="T1">loads them into memory</text:span>. Crucially, it then <text:span text:style-name="T1">hands over control directly to the kernel</text:span>.</text:p>
                </text:list-item>
              </text:list>
            </text:list-item>
          </text:list>
        </text:list-item>
        <text:list-item>
          <text:p text:style-name="P46"><text:span text:style-name="T1">Kernel (The System Core Initializer)</text:span>:</text:p>
          <text:list text:style-name="L25">
            <text:list-item>
              <text:p text:style-name="P52"><text:span text:style-name="T1">Role</text:span>: The kernel is the operating system's brain. It manages all fundamental system resources.</text:p>
            </text:list-item>
            <text:list-item>
              <text:p text:style-name="P52"><text:span text:style-name="T1">Interaction</text:span>:</text:p>
              <text:list text:style-name="L26">
                <text:list-item>
                  <text:p text:style-name="P53">After being loaded by GRUB, the kernel begins to initialize itself.</text:p>
                </text:list-item>
                <text:list-item>
                  <text:p text:style-name="P53">It mounts the root file system (often read-only at first), loads necessary device drivers from the initramfs, and sets up essential kernel services.</text:p>
                </text:list-item>
                <text:list-item>
                  <text:p text:style-name="P53">Once these initializations are complete, the kernel's very last act in the boot sequence is to start the <text:span text:style-name="Source_5f_Text">init</text:span> or <text:span text:style-name="Source_5f_Text">systemd</text:span> process (PID 1), which then becomes the parent of all other processes.</text:p>
                </text:list-item>
              </text:list>
            </text:list-item>
          </text:list>
        </text:list-item>
        <text:list-item>
          <text:p text:style-name="P46"><text:span text:style-name="T1">init/systemd (The Service Manager)</text:span>:</text:p>
          <text:list text:style-name="L27">
            <text:list-item>
              <text:p text:style-name="P54"><text:span text:style-name="T1">Role</text:span>: This is the process that handles the transition from a minimal kernel environment to a fully operational multi-user system. It starts all other services, mounts remaining file systems, and sets up network configurations.</text:p>
            </text:list-item>
            <text:list-item>
              <text:p text:style-name="P54"><text:span text:style-name="T1">Interaction</text:span>:</text:p>
              <text:list text:style-name="L28">
                <text:list-item>
                  <text:p text:style-name="P55">Started by the kernel (it's the first process the kernel spawns).</text:p>
                </text:list-item>
                <text:list-item>
                  <text:p text:style-name="P55">It reads its configuration files (e.g., <text:span text:style-name="Source_5f_Text">/etc/fstab</text:span> for file systems, service unit files for <text:span text:style-name="Source_5f_Text">systemd</text:span>) and systematically brings up all the necessary services and daemons required for the server to function, eventually presenting you with a login prompt.</text:p>
                </text:list-item>
              </text:list>
            </text:list-item>
          </text:list>
        </text:list-item>
      </text:list>
      <text:p text:style-name="First_20_paragraph">Think of this entire chain as a meticulously choreographed dance: each step is dependent on the successful completion of the previous one. A failure at any point — whether it's a corrupted boot record, a misconfigured GRUB, a missing kernel file, or a service failing to start — will prevent the system from booting successfully.</text:p>
      <text:h text:style-name="Heading_20_2" text:outline-level="2"><text:bookmark-start text:name="common-boot-issue-1-grub-problems"/>Common Boot Issue 1: GRUB Problems<text:bookmark-end text:name="common-boot-issue-1-grub-problems"/></text:h>
      <text:h text:style-name="Heading_20_3" text:outline-level="3"><text:bookmark-start text:name="common-grub-errors"/>Common GRUB Errors<text:bookmark-end text:name="common-grub-errors"/></text:h>
      <text:p text:style-name="First_20_paragraph">GRUB (GRand Unified Bootloader) is a critical component in the boot chain. It's the gatekeeper that helps your system find and load the Linux kernel. When GRUB encounters an issue, your <text:soft-page-break/>server often won't even reach the point of loading the kernel, presenting specific error messages. Recognizing these messages is the first step in diagnosis.</text:p>
      <text:p text:style-name="Text_20_body">Here are some of the most common GRUB-related errors you might encounter on a Linux server:</text:p>
      <text:list xml:id="list3849816256" text:style-name="L29">
        <text:list-item>
          <text:p text:style-name="P56"><text:span text:style-name="T1">"GRUB not found" or "GRUB Loading error 15/17/21/22"</text:span>:</text:p>
          <text:list text:style-name="L30">
            <text:list-item>
              <text:p text:style-name="P57"><text:span text:style-name="T1">Description</text:span>: These messages indicate that the BIOS/UEFI found the MBR or the boot sector, but GRUB's stage 1 (the initial part of GRUB stored in the MBR or boot sector) either couldn't find its next stage (stage 1.5 or stage 2) or couldn't load it properly. It essentially means GRUB itself is either missing, corrupted, or cannot locate its necessary files on the disk.</text:p>
            </text:list-item>
            <text:list-item>
              <text:p text:style-name="P57"><text:span text:style-name="T1">Analogy</text:span>: Imagine having a treasure map, but the first clue is missing or unreadable. You know where to start looking for the map, but you can't follow it further.</text:p>
            </text:list-item>
            <text:list-item>
              <text:p text:style-name="P57"><text:span text:style-name="T1">Common Causes</text:span>: Corrupted MBR, incorrect GRUB installation, disk changes (adding/removing drives) that alter partition numbering, or a failing hard drive.</text:p>
            </text:list-item>
          </text:list>
        </text:list-item>
        <text:list-item>
          <text:p text:style-name="P58">"error: no such partition."</text:p>
          <text:list text:style-name="L31">
            <text:list-item>
              <text:p text:style-name="P59"><text:span text:style-name="T1">Description</text:span>: This error means that GRUB has loaded, but it cannot find the specific partition that contains your <text:span text:style-name="Source_5f_Text">/boot</text:span> directory or the Linux kernel. GRUB's configuration (usually <text:span text:style-name="Source_5f_Text">/boot/grub/grub.cfg</text:span>) points to a specific partition, and if that partition has changed (e.g., deleted, resized, or its UUID/label has changed), GRUB gets lost.</text:p>
            </text:list-item>
            <text:list-item>
              <text:p text:style-name="P59"><text:span text:style-name="T1">Analogy</text:span>: You have the full treasure map, but the X marking the spot has moved, and you're looking in the wrong place.</text:p>
            </text:list-item>
            <text:list-item>
              <text:p text:style-name="P59"><text:span text:style-name="T1">Common Causes</text:span>: Changes to disk partitioning, accidental deletion of the boot partition, or an incorrect <text:span text:style-name="Source_5f_Text">grub.cfg</text:span> file that specifies a non-existent or incorrect partition.</text:p>
            </text:list-item>
          </text:list>
        </text:list-item>
        <text:list-item>
          <text:p text:style-name="P58">"error: file '/boot/vmlinuz-...' not found." or "error: you need to load the kernel first."</text:p>
          <text:list text:style-name="L32">
            <text:list-item>
              <text:p text:style-name="P60"><text:span text:style-name="T1">Description</text:span>: GRUB has found its configuration and the correct boot partition, but it cannot locate the actual Linux kernel image (<text:span text:style-name="Source_5f_Text">vmlinuz-version</text:span>) or the initial RAM disk (<text:span text:style-name="Source_5f_Text">initramfs-version.img</text:span>) within the <text:span text:style-name="Source_5f_Text">/boot</text:span> directory.</text:p>
            </text:list-item>
            <text:list-item>
              <text:p text:style-name="P60"><text:span text:style-name="T1">Analogy</text:span>: You've arrived at the treasure spot, but the treasure chest is empty.</text:p>
            </text:list-item>
            <text:list-item>
              <text:p text:style-name="P60"><text:span text:style-name="T1">Common Causes</text:span>: The kernel file was accidentally deleted, updated incorrectly, or the <text:span text:style-name="Source_5f_Text">/boot</text:span> partition is corrupted.</text:p>
            </text:list-item>
          </text:list>
        </text:list-item>
        <text:list-item>
          <text:p text:style-name="P56"><text:span text:style-name="T1">"Welcome to GRUB!"</text:span>:</text:p>
          <text:list text:style-name="L33">
            <text:list-item>
              <text:p text:style-name="P61"><text:span text:style-name="T1">Description</text:span>: While not an error message, if your server boots directly into a grub&gt; or grub rescue&gt; prompt without presenting a menu or booting into Linux, it indicates GRUB has loaded but cannot find its configuration file (<text:span text:style-name="Source_5f_Text">grub.cfg</text:span>) or the necessary modules to proceed.</text:p>
            </text:list-item>
            <text:list-item>
              <text:p text:style-name="P61"><text:span text:style-name="T1">Analogy</text:span>: You've made it to the entrance of the treasure maze, but the map is blank, and you don't know which way to go.</text:p>
            </text:list-item>
            <text:list-item>
              <text:p text:style-name="P61"><text:span text:style-name="T1">Common Causes</text:span>: Corrupted <text:span text:style-name="Source_5f_Text">grub.cfg</text:span>, <text:span text:style-name="Source_5f_Text">/boot</text:span> partition issues, or GRUB's stage 2 <text:soft-page-break/>files being inaccessible. The rescue prompt usually means even more limited functionality.</text:p>
            </text:list-item>
          </text:list>
        </text:list-item>
      </text:list>
      <text:h text:style-name="Heading_20_3" text:outline-level="3"><text:bookmark-start text:name="fix-grub-issues"/>Fix GRUB Issues<text:bookmark-end text:name="fix-grub-issues"/></text:h>
      <text:p text:style-name="First_20_paragraph">When a server fails to boot due to GRUB issues, you typically won't be able to log in normally. This means you'll need to use a live Linux environment (like a live CD/USB of a distribution such as Ubuntu Server, CentOS, or Debian) or a rescue mode provided by your server's installation media. These environments provide a temporary, bootable Linux system from which you can access and repair your server's damaged installation.</text:p>
      <text:p text:style-name="Text_20_body">The general approach to fixing GRUB issues involves these steps:</text:p>
      <text:list xml:id="list2928871215" text:style-name="L34">
        <text:list-item>
          <text:p text:style-name="P62"><text:span text:style-name="T1">Boot into a Live/Rescue Environment</text:span>:</text:p>
          <text:list text:style-name="L35">
            <text:list-item>
              <text:p text:style-name="P63">Insert your live CD/USB or select the "Rescue a system" option from your server's installation media.</text:p>
            </text:list-item>
            <text:list-item>
              <text:p text:style-name="P63">Boot from this medium.</text:p>
            </text:list-item>
            <text:list-item>
              <text:p text:style-name="P63">Once in the live environment, you'll get a command prompt.</text:p>
            </text:list-item>
          </text:list>
        </text:list-item>
        <text:list-item>
          <text:p text:style-name="P62"><text:span text:style-name="T1">Identify Your Root Partition</text:span>:</text:p>
          <text:list text:style-name="L36">
            <text:list-item>
              <text:p text:style-name="P64">You need to find the partition where your Linux root filesystem (<text:span text:style-name="Source_5f_Text">/</text:span>) is located.</text:p>
            </text:list-item>
            <text:list-item>
              <text:p text:style-name="P64">Use the <text:span text:style-name="Source_5f_Text">lsblk</text:span> or <text:span text:style-name="Source_5f_Text">fdisk -l</text:span> commands to list your disk partitions.</text:p>
              <text:p text:style-name="P2"><text:span text:style-name="ExtensionTok">lsblk</text:span> </text:p>
              <text:p text:style-name="P2"><text:span text:style-name="CommentTok"># or</text:span> </text:p>
              <text:p text:style-name="P2"><text:span text:style-name="FunctionTok">sudo</text:span><text:span text:style-name="NormalTok"> fdisk </text:span><text:span text:style-name="AttributeTok">-l</text:span> </text:p>
            </text:list-item>
            <text:list-item>
              <text:p text:style-name="P64">Look for a partition that matches the size and type you expect for your Linux installation (e.g., typically <text:span text:style-name="Source_5f_Text">ext4</text:span> filesystem type). It might be <text:span text:style-name="Source_5f_Text">/dev/sda1</text:span>, <text:span text:style-name="Source_5f_Text">/dev/sda2</text:span>, <text:span text:style-name="Source_5f_Text">/dev/vda1</text:span>, etc. Let's assume it's <text:span text:style-name="Source_5f_Text">/dev/sda1</text:span> for this example.</text:p>
            </text:list-item>
          </text:list>
        </text:list-item>
        <text:list-item>
          <text:p text:style-name="P62"><text:span text:style-name="T1">Mount Your Root Partition</text:span>:</text:p>
          <text:list text:style-name="L37">
            <text:list-item>
              <text:p text:style-name="P65">Once identified, mount your root partition to a temporary location, for example, /mnt.</text:p>
              <text:p text:style-name="P3"><text:span text:style-name="FunctionTok">sudo</text:span><text:span text:style-name="NormalTok"> mount /dev/sda1 /mnt</text:span> </text:p>
            </text:list-item>
            <text:list-item>
              <text:p text:style-name="P65">If you have a separate /boot partition (e.g., /dev/sda2), you'll also need to mount it inside the mounted root partition:</text:p>
              <text:p text:style-name="P3"><text:span text:style-name="FunctionTok">sudo</text:span><text:span text:style-name="NormalTok"> mount /dev/sda2 /mnt/boot</text:span> </text:p>
            </text:list-item>
          </text:list>
        </text:list-item>
        <text:list-item>
          <text:p text:style-name="P62"><text:span text:style-name="T1">Chroot into Your Installed System</text:span>:</text:p>
          <text:list text:style-name="L38">
            <text:list-item>
              <text:p text:style-name="P66"><text:span text:style-name="Source_5f_Text">chroot</text:span> (change root) allows you to run commands as if you were already booted into your installed Linux system. This is crucial for reinstalling GRUB correctly.</text:p>
            </text:list-item>
            <text:list-item>
              <text:p text:style-name="P66">Before <text:span text:style-name="Source_5f_Text">chroot</text:span>ing, it's often necessary to mount other essential pseudo-filesystems:</text:p>
              <text:p text:style-name="P4"><text:span text:style-name="FunctionTok">sudo</text:span><text:span text:style-name="NormalTok"> mount </text:span><text:span text:style-name="AttributeTok">--bind</text:span><text:span text:style-name="NormalTok"> /dev /mnt/dev</text:span> </text:p>
              <text:p text:style-name="P4"><text:span text:style-name="FunctionTok">sudo</text:span><text:span text:style-name="NormalTok"> mount </text:span><text:span text:style-name="AttributeTok">--bind</text:span><text:span text:style-name="NormalTok"> /proc /mnt/proc</text:span> </text:p>
              <text:p text:style-name="P4"><text:span text:style-name="FunctionTok">sudo</text:span><text:span text:style-name="NormalTok"> mount </text:span><text:span text:style-name="AttributeTok">--bind</text:span><text:span text:style-name="NormalTok"> /sys /mnt/sys</text:span> </text:p>
            </text:list-item>
            <text:list-item>
              <text:p text:style-name="P66"><text:soft-page-break/>Now, chroot into your system:</text:p>
              <text:p text:style-name="P4"><text:span text:style-name="FunctionTok">sudo</text:span><text:span text:style-name="NormalTok"> chroot /mnt</text:span> </text:p>
            </text:list-item>
            <text:list-item>
              <text:p text:style-name="P66">Your command prompt will likely change, indicating you are now operating within your server's installed environment.</text:p>
            </text:list-item>
          </text:list>
        </text:list-item>
        <text:list-item>
          <text:p text:style-name="P62"><text:span text:style-name="T1">Reinstall GRUB to the MBR/GPT</text:span>:</text:p>
          <text:list text:style-name="L39">
            <text:list-item>
              <text:p text:style-name="P67">With <text:span text:style-name="Source_5f_Text">chroot</text:span> active, you can now reinstall GRUB to the correct disk (not a partition, but the whole disk, e.g., <text:span text:style-name="Source_5f_Text">/dev/sda</text:span>).</text:p>
              <text:p text:style-name="P5"><text:span text:style-name="ExtensionTok">grub-install</text:span><text:span text:style-name="NormalTok"> /dev/sda</text:span> </text:p>
              <text:list text:style-name="L40">
                <text:list-item>
                  <text:p text:style-name="P68"><text:span text:style-name="T1">Important</text:span>: Replace <text:span text:style-name="Source_5f_Text">/dev/sda</text:span> with the actual disk where GRUB should be installed (e.g., <text:span text:style-name="Source_5f_Text">/dev/vda</text:span> for virtual machines). Do not specify a partition number (like <text:span text:style-name="Source_5f_Text">/dev/sda1</text:span>).</text:p>
                </text:list-item>
              </text:list>
            </text:list-item>
            <text:list-item>
              <text:p text:style-name="P67">This command writes the GRUB boot loader to the Master Boot Record (MBR) or the appropriate location on a GPT disk.</text:p>
            </text:list-item>
          </text:list>
        </text:list-item>
        <text:list-item>
          <text:p text:style-name="P62"><text:span text:style-name="T1">Update GRUB Configuration</text:span>:</text:p>
          <text:list text:style-name="L41">
            <text:list-item>
              <text:p text:style-name="P69">After reinstalling GRUB, you must regenerate its configuration file (<text:span text:style-name="Source_5f_Text">grub.cfg</text:span>) to ensure it correctly detects your kernel and other bootable entries.</text:p>
              <text:p text:style-name="P6"><text:span text:style-name="ExtensionTok">update-grub</text:span> </text:p>
              <text:p text:style-name="P6"><text:span text:style-name="CommentTok"># On some distributions (like CentOS/RHEL 7/8), you might use:</text:span> </text:p>
              <text:p text:style-name="P6"><text:span text:style-name="CommentTok"># grub2-mkconfig -o /boot/grub2/grub.cfg</text:span> </text:p>
            </text:list-item>
            <text:list-item>
              <text:p text:style-name="P69">This command scans your system for kernels and generates the <text:span text:style-name="Source_5f_Text">grub.cfg</text:span> file, which GRUB reads at boot time to know what to load.</text:p>
            </text:list-item>
          </text:list>
        </text:list-item>
        <text:list-item>
          <text:p text:style-name="P62"><text:span text:style-name="T1">Exit Chroot and Reboot</text:span>:</text:p>
          <text:list text:style-name="L42">
            <text:list-item>
              <text:p text:style-name="P70">Exit the <text:span text:style-name="Source_5f_Text">chroot</text:span> environment:</text:p>
              <text:p text:style-name="P7"><text:span text:style-name="BuiltInTok">exit</text:span> </text:p>
            </text:list-item>
            <text:list-item>
              <text:p text:style-name="P70">Unmount the partitions (optional but good practice):</text:p>
              <text:p text:style-name="P7"><text:span text:style-name="FunctionTok">sudo</text:span><text:span text:style-name="NormalTok"> umount /mnt/dev</text:span> </text:p>
              <text:p text:style-name="P7"><text:span text:style-name="FunctionTok">sudo</text:span><text:span text:style-name="NormalTok"> umount /mnt/proc</text:span> </text:p>
              <text:p text:style-name="P7"><text:span text:style-name="FunctionTok">sudo</text:span><text:span text:style-name="NormalTok"> umount /mnt/sys</text:span> </text:p>
              <text:p text:style-name="P7"><text:span text:style-name="FunctionTok">sudo</text:span><text:span text:style-name="NormalTok"> umount /mnt/boot <text:s/></text:span><text:span text:style-name="CommentTok"># If you mounted a separate /boot</text:span> </text:p>
              <text:p text:style-name="P7"><text:span text:style-name="FunctionTok">sudo</text:span><text:span text:style-name="NormalTok"> umount /mnt</text:span> </text:p>
            </text:list-item>
            <text:list-item>
              <text:p text:style-name="P70">Reboot your server:</text:p>
              <text:p text:style-name="P7"><text:span text:style-name="FunctionTok">sudo</text:span><text:span text:style-name="NormalTok"> reboot</text:span> </text:p>
            </text:list-item>
            <text:list-item>
              <text:p text:style-name="P70">Remember to remove the live CD/USB.</text:p>
            </text:list-item>
          </text:list>
        </text:list-item>
      </text:list>
      <text:p text:style-name="First_20_paragraph">This process covers the most common GRUB repair scenarios. While the exact commands might slightly vary between distributions (e.g., <text:span text:style-name="Source_5f_Text">grub-install</text:span> vs. <text:span text:style-name="Source_5f_Text">grub2-install</text:span>, <text:span text:style-name="Source_5f_Text">update-grub</text:span> vs. <text:span text:style-name="Source_5f_Text">grub2-mkconfig</text:span>), the underlying principles remain consistent.</text:p>
      <text:h text:style-name="Heading_20_3" text:outline-level="3"><text:bookmark-start text:name="scenario-recovering-grub-with-a-live-cdusb"/><text:soft-page-break/>Scenario: Recovering GRUB with a Live CD/USB<text:bookmark-end text:name="scenario-recovering-grub-with-a-live-cdusb"/></text:h>
      <text:p text:style-name="First_20_paragraph">Imagine your server, running Ubuntu Server, suddenly fails to boot with the error message "GRUB not found." This indicates the GRUB boot loader in the MBR is corrupted or missing.</text:p>
      <text:p text:style-name="Text_20_body">Here's how you would approach this using an Ubuntu Server Live USB:</text:p>
      <text:list xml:id="list1477003451" text:style-name="L43">
        <text:list-item>
          <text:p text:style-name="P71"><text:span text:style-name="T1">Prepare the Live Medium</text:span>:</text:p>
          <text:list text:style-name="L44">
            <text:list-item>
              <text:p text:style-name="P72">You would download the Ubuntu Server ISO image from the official Ubuntu website.</text:p>
            </text:list-item>
            <text:list-item>
              <text:p text:style-name="P72">You would then use a tool (like Rufus on Windows, Etcher on Linux/macOS, or the <text:span text:style-name="Source_5f_Text">dd</text:span> command on Linux) to create a bootable USB drive from this ISO.</text:p>
              <text:p text:style-name="P72"><text:span text:style-name="T1">Command Line Example (</text:span><text:span text:style-name="Source_5f_Text">dd</text:span> <text:span text:style-name="T1">on Linux)</text:span>:</text:p>
              <text:p text:style-name="P8"><text:span text:style-name="FunctionTok">sudo</text:span><text:span text:style-name="NormalTok"> dd if=/path/to/ubuntu-server.iso of=/dev/sdX bs=4M status=progress</text:span> </text:p>
              <text:p text:style-name="P8"><text:span text:style-name="CommentTok"># Replace /path/to/ubuntu-server.iso with the actual path to your ISO file.</text:span> </text:p>
              <text:p text:style-name="P8"><text:span text:style-name="CommentTok"># Replace /dev/sdX with your USB drive's device name (e.g., /dev/sdb).</text:span> </text:p>
              <text:p text:style-name="P8"><text:span text:style-name="CommentTok"># Be extremely careful here; using the wrong /dev/sdX can wipe your main drive!</text:span> </text:p>
              <text:p text:style-name="P8"><text:span text:style-name="CommentTok"># Use `lsblk` before this command to verify the correct USB device name.</text:span> </text:p>
            </text:list-item>
          </text:list>
        </text:list-item>
        <text:list-item>
          <text:p text:style-name="P71"><text:span text:style-name="T1">Boot the Server from the Live USB</text:span>:</text:p>
          <text:list text:style-name="L45">
            <text:list-item>
              <text:p text:style-name="P73">Insert the created Live USB into your server.</text:p>
            </text:list-item>
            <text:list-item>
              <text:p text:style-name="P73">Power on the server and immediately access the <text:span text:style-name="T1">BIOS/UEFI boot menu</text:span>. This is typically done by pressing a specific key during startup (e.g., <text:span text:style-name="Source_5f_Text">F2</text:span>, <text:span text:style-name="Source_5f_Text">F10</text:span>, <text:span text:style-name="Source_5f_Text">F12</text:span>, <text:span text:style-name="Source_5f_Text">Del</text:span>, <text:span text:style-name="Source_5f_Text">Esc</text:span> - it varies by server manufacturer).</text:p>
            </text:list-item>
            <text:list-item>
              <text:p text:style-name="P73">From the boot menu, select your USB drive as the primary boot device.</text:p>
            </text:list-item>
            <text:list-item>
              <text:p text:style-name="P73">The server will then boot into the Ubuntu Live environment. You'll usually see an option to "Try Ubuntu Server" or "Rescue a broken system." Choose to try the system or get a shell.</text:p>
            </text:list-item>
          </text:list>
        </text:list-item>
        <text:list-item>
          <text:p text:style-name="P71"><text:span text:style-name="T1">Access the Command Line</text:span>:</text:p>
          <text:list text:style-name="L46">
            <text:list-item>
              <text:p text:style-name="P74">Once the live environment loads, you'll be presented with a command prompt. If you're in a graphical live environment, you might need to open a terminal (Ctrl+Alt+T).</text:p>
            </text:list-item>
          </text:list>
        </text:list-item>
        <text:list-item>
          <text:p text:style-name="P71"><text:span text:style-name="T1">Identify and Mount Partitions</text:span>:</text:p>
          <text:list text:style-name="L47">
            <text:list-item>
              <text:p text:style-name="P75">First, list your disks and partitions:</text:p>
              <text:p text:style-name="P9"><text:span text:style-name="FunctionTok">sudo</text:span><text:span text:style-name="NormalTok"> fdisk </text:span><text:span text:style-name="AttributeTok">-l</text:span> </text:p>
              <text:list text:style-name="L48">
                <text:list-item>
                  <text:p text:style-name="P76">Let's say you identify your main Ubuntu root partition as <text:span text:style-name="Source_5f_Text">/dev/sda1</text:span> and your server has no separate <text:span text:style-name="Source_5f_Text">/boot</text:span> partition.</text:p>
                </text:list-item>
              </text:list>
            </text:list-item>
            <text:list-item>
              <text:p text:style-name="P75"><text:span text:style-name="T1">Mount it</text:span>:</text:p>
              <text:p text:style-name="P9"><text:span text:style-name="FunctionTok">sudo</text:span><text:span text:style-name="NormalTok"> mount /dev/sda1 /mnt</text:span> </text:p>
            </text:list-item>
          </text:list>
        </text:list-item>
        <text:list-item>
          <text:p text:style-name="P71"><text:soft-page-break/><text:span text:style-name="T1">Bind Mount Essential Filesystems</text:span>:</text:p>
          <text:list text:style-name="L49">
            <text:list-item>
              <text:p text:style-name="P77">These are crucial for <text:span text:style-name="Source_5f_Text">chroot</text:span> to function correctly:</text:p>
              <text:p text:style-name="P10"><text:span text:style-name="FunctionTok">sudo</text:span><text:span text:style-name="NormalTok"> mount </text:span><text:span text:style-name="AttributeTok">--bind</text:span><text:span text:style-name="NormalTok"> /dev /mnt/dev</text:span> </text:p>
              <text:p text:style-name="P10"><text:span text:style-name="FunctionTok">sudo</text:span><text:span text:style-name="NormalTok"> mount </text:span><text:span text:style-name="AttributeTok">--bind</text:span><text:span text:style-name="NormalTok"> /proc /mnt/proc</text:span> </text:p>
              <text:p text:style-name="P10"><text:span text:style-name="FunctionTok">sudo</text:span><text:span text:style-name="NormalTok"> mount </text:span><text:span text:style-name="AttributeTok">--bind</text:span><text:span text:style-name="NormalTok"> /sys /mnt/sys</text:span> </text:p>
            </text:list-item>
          </text:list>
        </text:list-item>
        <text:list-item>
          <text:p text:style-name="P71"><text:span text:style-name="T1">Chroot into the Installed System</text:span>:</text:p>
          <text:list text:style-name="L50">
            <text:list-item>
              <text:p text:style-name="P78">Change the root environment to your installed system:</text:p>
              <text:p text:style-name="P11"><text:span text:style-name="FunctionTok">sudo</text:span><text:span text:style-name="NormalTok"> chroot /mnt</text:span> </text:p>
              <text:list text:style-name="L51">
                <text:list-item>
                  <text:p text:style-name="P79">You'll notice the prompt change, indicating you are now virtually operating within your server's broken Ubuntu installation.</text:p>
                </text:list-item>
              </text:list>
            </text:list-item>
          </text:list>
        </text:list-item>
        <text:list-item>
          <text:p text:style-name="P71"><text:span text:style-name="T1">Reinstall and Update GRUB</text:span>:</text:p>
          <text:list text:style-name="L52">
            <text:list-item>
              <text:p text:style-name="P80">Now, reinstall GRUB to the disk where the MBR is located. For <text:span text:style-name="Source_5f_Text">/dev/sda1</text:span> as the root, the disk is <text:span text:style-name="Source_5f_Text">/dev/sda</text:span>:</text:p>
              <text:p text:style-name="P12"><text:span text:style-name="ExtensionTok">grub-install</text:span><text:span text:style-name="NormalTok"> /dev/sda</text:span> </text:p>
            </text:list-item>
            <text:list-item>
              <text:p text:style-name="P80">Then, update the GRUB configuration file:</text:p>
              <text:p text:style-name="P12"><text:span text:style-name="ExtensionTok">update-grub</text:span> </text:p>
            </text:list-item>
          </text:list>
        </text:list-item>
        <text:list-item>
          <text:p text:style-name="P71"><text:span text:style-name="T1">Exit and Reboot</text:span>:</text:p>
          <text:list text:style-name="L53">
            <text:list-item>
              <text:p text:style-name="P81">Exit the <text:span text:style-name="Source_5f_Text">chroot</text:span> environment:</text:p>
              <text:p text:style-name="P13"><text:span text:style-name="BuiltInTok">exit</text:span> </text:p>
            </text:list-item>
            <text:list-item>
              <text:p text:style-name="P81">Unmount the filesystems (good practice, though sometimes a reboot handles it):</text:p>
              <text:p text:style-name="P13"><text:span text:style-name="FunctionTok">sudo</text:span><text:span text:style-name="NormalTok"> umount /mnt/dev</text:span> </text:p>
              <text:p text:style-name="P13"><text:span text:style-name="FunctionTok">sudo</text:span><text:span text:style-name="NormalTok"> umount /mnt/proc</text:span> </text:p>
              <text:p text:style-name="P13"><text:span text:style-name="FunctionTok">sudo</text:span><text:span text:style-name="NormalTok"> umount /mnt/sys</text:span> </text:p>
              <text:p text:style-name="P13"><text:span text:style-name="FunctionTok">sudo</text:span><text:span text:style-name="NormalTok"> umount /mnt </text:span><text:span text:style-name="CommentTok"># Unmount root last</text:span> </text:p>
            </text:list-item>
            <text:list-item>
              <text:p text:style-name="P81">Reboot the server, making sure to remove the USB drive when prompted:</text:p>
              <text:p text:style-name="P13"><text:span text:style-name="FunctionTok">sudo</text:span><text:span text:style-name="NormalTok"> reboot</text:span> </text:p>
            </text:list-item>
          </text:list>
        </text:list-item>
      </text:list>
      <text:p text:style-name="First_20_paragraph">Upon reboot, your server should now successfully boot into its Ubuntu Server installation. This process is generally consistent across most Linux distributions, with minor variations in commands (e.g., <text:span text:style-name="Source_5f_Text">grub2-install</text:span> on CentOS/RHEL).</text:p>
      <text:h text:style-name="Heading_20_2" text:outline-level="2"><text:bookmark-start text:name="common-boot-issue-2-file-system-corruption"/>Common Boot Issue 2: File System Corruption<text:bookmark-end text:name="common-boot-issue-2-file-system-corruption"/></text:h>
      <text:p text:style-name="First_20_paragraph">File system corruption is another prevalent cause of Linux boot failures. While GRUB deals with finding and loading the kernel, file system corruption impacts the very storage where the kernel, system files, and all your data reside.</text:p>
      <text:h text:style-name="Heading_20_3" text:outline-level="3"><text:bookmark-start text:name="what-is-file-system-corruption"/>What is File System Corruption?<text:bookmark-end text:name="what-is-file-system-corruption"/></text:h>
      <text:p text:style-name="First_20_paragraph">A file system is essentially an organized structure on a storage device (like an HDD or SSD) that <text:soft-page-break/>manages how files are stored and retrieved. It's like the card catalog and organizational system of a library. When this structure becomes corrupted, it means the integrity of the data or the metadata (data about data, like file names, sizes, locations) on the disk is compromised.</text:p>
      <text:p text:style-name="Text_20_body">Imagine your server's hard drive as a meticulously organized filing cabinet. The file system is the set of rules and indices that tell you where each document (file) is stored, what it's called, and how it relates to other documents.</text:p>
      <text:p text:style-name="Text_20_body"><text:span text:style-name="T1">How Corruption Prevents Booting</text:span>:</text:p>
      <text:list xml:id="list1093601803" text:style-name="L54">
        <text:list-item>
          <text:p text:style-name="P82"><text:span text:style-name="T1">Critical System Files Inaccessible</text:span>:</text:p>
          <text:list text:style-name="L55">
            <text:list-item>
              <text:p text:style-name="P83">The Linux boot process relies on loading numerous critical files from the file system, including:</text:p>
              <text:list text:style-name="L56">
                <text:list-item>
                  <text:p text:style-name="P84">The <text:span text:style-name="T1">kernel image</text:span> itself (e.g., <text:span text:style-name="Source_5f_Text">/boot/vmlinuz-xxx</text:span>).</text:p>
                </text:list-item>
                <text:list-item>
                  <text:p text:style-name="P84">The <text:span text:style-name="T1">initial RAM disk (initramfs)</text:span>, which contains essential drivers and scripts needed to mount the actual root file system.</text:p>
                </text:list-item>
                <text:list-item>
                  <text:p text:style-name="P84">Core system binaries (e.g., <text:span text:style-name="Source_5f_Text">/sbin/init</text:span> or <text:span text:style-name="Source_5f_Text">/usr/lib/systemd/systemd</text:span>).</text:p>
                </text:list-item>
              </text:list>
            </text:list-item>
            <text:list-item>
              <text:p text:style-name="P83">If any of these essential files are corrupted or become inaccessible due to file system damage, the boot process will halt. The kernel might panic, or <text:span text:style-name="Source_5f_Text">systemd</text:span> might fail to initialize.</text:p>
            </text:list-item>
          </text:list>
        </text:list-item>
        <text:list-item>
          <text:p text:style-name="P82"><text:span text:style-name="T1">Inconsistent Metadata</text:span>:</text:p>
          <text:list text:style-name="L57">
            <text:list-item>
              <text:p text:style-name="P85">File systems maintain metadata that describes the files (permissions, ownership, timestamps), directories (which files they contain), and free/used space.</text:p>
            </text:list-item>
            <text:list-item>
              <text:p text:style-name="P85">Corruption can lead to inconsistencies in this metadata. For example, a file might be marked as existing, but its actual data blocks are pointing to nowhere, or two files might claim the same disk space.</text:p>
            </text:list-item>
            <text:list-item>
              <text:p text:style-name="P85">When the kernel or <text:span text:style-name="Source_5f_Text">systemd</text:span> tries to access these inconsistent structures, they can fail, leading to boot errors.</text:p>
            </text:list-item>
          </text:list>
        </text:list-item>
        <text:list-item>
          <text:p text:style-name="P82"><text:span text:style-name="T1">Read/Write Errors</text:span>:</text:p>
          <text:list text:style-name="L58">
            <text:list-item>
              <text:p text:style-name="P86">Underlying hardware issues (bad sectors on a hard drive, faulty cables, power fluctuations) can directly lead to file system corruption.</text:p>
            </text:list-item>
            <text:list-item>
              <text:p text:style-name="P86">If the system tries to read a critical boot file from a corrupted sector, it will encounter an I/O (Input/Output) error, preventing further progress.</text:p>
            </text:list-item>
          </text:list>
        </text:list-item>
        <text:list-item>
          <text:p text:style-name="P82"><text:span text:style-name="T1">Improper Shutdowns</text:span>:</text:p>
          <text:list text:style-name="L59">
            <text:list-item>
              <text:p text:style-name="P87">One of the most common causes of file system corruption on any operating system, including Linux, is an improper shutdown (e.g., pulling the power cord, hard reset).</text:p>
            </text:list-item>
            <text:list-item>
              <text:p text:style-name="P87">When a system is running, many file operations are buffered in memory before being written to disk. An abrupt shutdown prevents these buffered writes from completing, leaving the file system in an inconsistent state. This is why <text:span text:style-name="Source_5f_Text">fsck</text:span> (File System Check) often runs automatically after an unclean shutdown.</text:p>
            </text:list-item>
          </text:list>
        </text:list-item>
      </text:list>
      <text:p text:style-name="First_20_paragraph"><text:span text:style-name="T1">Symptoms You Might See</text:span>:</text:p>
      <text:list xml:id="list2577002440" text:style-name="L60">
        <text:list-item>
          <text:p text:style-name="P88">Messages like "Kernel panic - not syncing: VFS: Unable to mount root fs on unknown-block(X,Y)"</text:p>
        </text:list-item>
        <text:list-item>
          <text:p text:style-name="P88"><text:soft-page-break/>Messages about "inode errors," "block inconsistencies," or "dirty bit set."</text:p>
        </text:list-item>
        <text:list-item>
          <text:p text:style-name="P88">The system dropping into a (<text:span text:style-name="Source_5f_Text">initramfs</text:span>) prompt, indicating it couldn't mount the root filesystem.</text:p>
        </text:list-item>
        <text:list-item>
          <text:p text:style-name="P88">Random "Input/output error" messages during boot.</text:p>
        </text:list-item>
      </text:list>
      <text:p text:style-name="First_20_paragraph">Understanding that file system integrity is paramount for the kernel and <text:span text:style-name="Source_5f_Text">systemd</text:span> to even begin their work is key. If the underlying "library" is in disarray, finding the "books" (system files) becomes impossible.</text:p>
      <text:h text:style-name="Heading_20_3" text:outline-level="3"><text:bookmark-start text:name="understanding-fsck-for-file-system-repair"/>Understanding <text:span text:style-name="Source_5f_Text">fsck</text:span> for File System Repair<text:bookmark-end text:name="understanding-fsck-for-file-system-repair"/></text:h>
      <text:p text:style-name="First_20_paragraph">When your server's file system is corrupted, the primary command-line utility you'll turn to is <text:span text:style-name="Source_5f_Text">fsck</text:span>, which stands for "file system check." This tool is designed to examine the integrity of a file system and, if necessary, attempt to repair it.</text:p>
      <text:p text:style-name="Text_20_body"><text:span text:style-name="Source_5f_Text">fsck</text:span> is not a single command but rather a front-end for various file system-specific checkers (e.g., <text:span text:style-name="Source_5f_Text">fsck.ext4</text:span> for <text:span text:style-name="Source_5f_Text">ext4</text:span> file systems, <text:span text:style-name="Source_5f_Text">fsck.xfs</text:span> for <text:span text:style-name="Source_5f_Text">XFS</text:span>, etc.). When you run <text:span text:style-name="Source_5f_Text">fsck</text:span>, it automatically calls the appropriate checker based on the file system type.</text:p>
      <text:p text:style-name="Text_20_body"><text:span text:style-name="T1">Key Principle</text:span>: To repair a file system effectively, the partition <text:span text:style-name="T1">must not be mounted</text:span>. Attempting to run <text:span text:style-name="Source_5f_Text">fsck</text:span> on a mounted file system can lead to further corruption or data loss. This is why you often need to use a live CD/USB or the system's rescue mode.</text:p>
      <text:p text:style-name="Text_20_body"><text:span text:style-name="T1">Common</text:span> <text:span text:style-name="Source_5f_Text">fsck</text:span> <text:span text:style-name="T1">Options</text:span>:</text:p>
      <text:list xml:id="list1380057448" text:style-name="L61">
        <text:list-item>
          <text:p text:style-name="P89"><text:span text:style-name="Source_5f_Text">-y</text:span>: Automatically answers "yes" to all questions from <text:span text:style-name="Source_5f_Text">fsck</text:span>. This is useful for automated repairs but can be risky if you're unsure about the suggested fixes, as it might delete data.</text:p>
        </text:list-item>
        <text:list-item>
          <text:p text:style-name="P89"><text:span text:style-name="Source_5f_Text">-f</text:span>: Forces a check even if the file system appears clean.</text:p>
        </text:list-item>
        <text:list-item>
          <text:p text:style-name="P89"><text:span text:style-name="Source_5f_Text">-a</text:span>: Automatically repairs the file system without prompting the user. (Less interactive than <text:span text:style-name="Source_5f_Text">-y</text:span>, often preferred for scripting).</text:p>
        </text:list-item>
        <text:list-item>
          <text:p text:style-name="P89"><text:span text:style-name="Source_5f_Text">-p</text:span>: Automatically repair "safe" problems (those that are unlikely to cause data loss).</text:p>
        </text:list-item>
      </text:list>
      <text:h text:style-name="Heading_20_3" text:outline-level="3"><text:bookmark-start text:name="practical-steps-for-using-fsck"/>Practical Steps for Using <text:span text:style-name="Source_5f_Text">fsck</text:span><text:bookmark-end text:name="practical-steps-for-using-fsck"/></text:h>
      <text:p text:style-name="First_20_paragraph">Let's walk through the general procedure for using <text:span text:style-name="Source_5f_Text">fsck</text:span> to repair a corrupted file system. Just like with GRUB repair, you'll start from a live or rescue environment.</text:p>
      <text:list xml:id="list2243793967" text:style-name="L62">
        <text:list-item>
          <text:p text:style-name="P90"><text:span text:style-name="T1">Boot into a Live/Rescue Environment</text:span>:</text:p>
          <text:list text:style-name="L63">
            <text:list-item>
              <text:p text:style-name="P91">As discussed previously, boot your server from a live Linux USB drive or the installation media's rescue mode.</text:p>
            </text:list-item>
          </text:list>
        </text:list-item>
        <text:list-item>
          <text:p text:style-name="P90"><text:span text:style-name="T1">Identify the Corrupted Partition</text:span>:</text:p>
          <text:list text:style-name="L64">
            <text:list-item>
              <text:p text:style-name="P92">Use <text:span text:style-name="Source_5f_Text">lsblk</text:span> or <text:span text:style-name="Source_5f_Text">fdisk -l</text:span> to identify the partition that needs checking.</text:p>
            </text:list-item>
            <text:list-item>
              <text:p text:style-name="P92">Pay attention to the disk usage and file system types. If your server failed to mount its root partition, that's likely the one you need to check. Let's assume it's <text:span text:style-name="Source_5f_Text">/dev/sda1</text:span>.</text:p>
            </text:list-item>
          </text:list>
        </text:list-item>
        <text:list-item>
          <text:p text:style-name="P90">Unmount the Partition (if mounted):</text:p>
          <text:list text:style-name="L65">
            <text:list-item>
              <text:p text:style-name="P93"><text:soft-page-break/>In a live environment, partitions from your main disk might sometimes be auto-mounted. It's crucial to unmount them before running <text:span text:style-name="Source_5f_Text">fsck</text:span>.</text:p>
              <text:p text:style-name="P14"><text:span text:style-name="FunctionTok">sudo</text:span><text:span text:style-name="NormalTok"> umount /dev/sda1</text:span> </text:p>
            </text:list-item>
            <text:list-item>
              <text:p text:style-name="P93">If you get an error like "target is busy," it means a process is using the partition. You might need to identify and stop that process or simply try unmounting with <text:span text:style-name="Source_5f_Text">-l</text:span> (lazy unmount) or reboot the live environment and avoid auto-mounting.</text:p>
            </text:list-item>
          </text:list>
        </text:list-item>
        <text:list-item>
          <text:p text:style-name="P90"><text:span text:style-name="T1">Run</text:span> <text:span text:style-name="Source_5f_Text">fsck</text:span> <text:span text:style-name="T1">on the Unmounted Partition</text:span>:</text:p>
          <text:list text:style-name="L66">
            <text:list-item>
              <text:p text:style-name="P94">Now, execute <text:span text:style-name="Source_5f_Text">fsck</text:span> on the target partition. The <text:span text:style-name="Source_5f_Text">-y</text:span> option is often used for quick fixes, but for critical data, you might omit it to review changes interactively.</text:p>
              <text:p text:style-name="P15"><text:span text:style-name="FunctionTok">sudo</text:span><text:span text:style-name="NormalTok"> fsck </text:span><text:span text:style-name="AttributeTok">-y</text:span><text:span text:style-name="NormalTok"> /dev/sda1</text:span> </text:p>
              <text:list text:style-name="L67">
                <text:list-item>
                  <text:p text:style-name="P95">Replace <text:span text:style-name="Source_5f_Text">/dev/sda1</text:span> with the actual device name of your corrupted partition.</text:p>
                </text:list-item>
              </text:list>
            </text:list-item>
            <text:list-item>
              <text:p text:style-name="P94"><text:span text:style-name="Source_5f_Text">fsck</text:span> will scan the file system for errors and attempt to correct them. You will see output indicating its progress and any repairs made.</text:p>
            </text:list-item>
          </text:list>
        </text:list-item>
        <text:list-item>
          <text:p text:style-name="P90"><text:span text:style-name="T1">Reboot the System</text:span>:</text:p>
          <text:list text:style-name="L68">
            <text:list-item>
              <text:p text:style-name="P96">After fsck completes, exit the live environment and reboot your server.</text:p>
              <text:p text:style-name="P16"><text:span text:style-name="BuiltInTok">exit</text:span> </text:p>
              <text:p text:style-name="P16"><text:span text:style-name="FunctionTok">sudo</text:span><text:span text:style-name="NormalTok"> reboot</text:span> </text:p>
            </text:list-item>
            <text:list-item>
              <text:p text:style-name="P96">Remember to remove the live CD/USB.</text:p>
            </text:list-item>
          </text:list>
        </text:list-item>
      </text:list>
      <text:p text:style-name="First_20_paragraph"><text:span text:style-name="T1">When</text:span> <text:span text:style-name="Source_5f_Text">fsck</text:span> <text:span text:style-name="T1">Runs Automatically</text:span></text:p>
      <text:p text:style-name="Text_20_body">It's worth noting that Linux systems are designed to detect unclean shutdowns. If a file system's "dirty bit" (a flag indicating that the file system was not unmounted cleanly) is set, <text:span text:style-name="Source_5f_Text">fsck</text:span> will often run automatically during the next boot cycle. However, in cases of severe corruption or if the automatic check fails, manual intervention via a live environment is necessary.</text:p>
      <text:p text:style-name="Text_20_body">Understanding <text:span text:style-name="Source_5f_Text">fsck</text:span> is vital for data integrity and server stability. While it can fix many common file system issues, severe hardware failures may require data recovery specialists.</text:p>
      <text:h text:style-name="Heading_20_3" text:outline-level="3"><text:bookmark-start text:name="identifying-the-problamatic-partition"/>Identifying the Problamatic Partition<text:bookmark-end text:name="identifying-the-problamatic-partition"/></text:h>
      <text:p text:style-name="First_20_paragraph">When a server fails to boot due to file system corruption, identifying which specific partition is problematic is key. A server typically has multiple partitions (e.g., <text:span text:style-name="Source_5f_Text">/</text:span>, <text:span text:style-name="Source_5f_Text">/boot</text:span>, <text:span text:style-name="Source_5f_Text">/home</text:span>, <text:span text:style-name="Source_5f_Text">swap</text:span>, etc.), and not all of them might be corrupted. Pinpointing the exact faulty partition streamlines the repair process.</text:p>
      <text:p text:style-name="Text_20_body"><text:span text:style-name="T1">Clues for Identifying the Problematic Partition</text:span>:</text:p>
      <text:list xml:id="list1441296887" text:style-name="L69">
        <text:list-item>
          <text:p text:style-name="P97">Boot Error Messages:</text:p>
          <text:list text:style-name="L70">
            <text:list-item>
              <text:p text:style-name="P98"><text:span text:style-name="T1">Kernel Panic messages</text:span>: If you see "Kernel panic - not syncing: VFS: Unable to mount root fs on unknown-block(X,Y)" or similar, the <text:span text:style-name="Source_5f_Text">unknown-block(X,Y)</text:span> often points to the major and minor device numbers of the partition the kernel failed to <text:soft-page-break/>mount as root. This is a strong indicator that the root partition (<text:span text:style-name="Source_5f_Text">/</text:span>) is the problem.</text:p>
            </text:list-item>
            <text:list-item>
              <text:p text:style-name="P98"><text:span text:style-name="Source_5f_Text">initramfs</text:span> <text:span text:style-name="T1">Prompt</text:span>: If your system drops you into an (<text:span text:style-name="Source_5f_Text">initramfs</text:span>) prompt, it means the kernel successfully loaded the initial RAM disk, but it could not mount the actual root file system (<text:span text:style-name="Source_5f_Text">/</text:span>). This, again, points strongly to issues with the root partition.</text:p>
            </text:list-item>
            <text:list-item>
              <text:p text:style-name="P98"><text:span text:style-name="T1">Specific</text:span> <text:span text:style-name="Source_5f_Text">fsck</text:span> <text:span text:style-name="T1">messages during boot</text:span>: Sometimes, the system will attempt an automatic <text:span text:style-name="Source_5f_Text">fsck</text:span> and report errors for a specific device, like <text:span text:style-name="Source_5f_Text">/dev/sda1</text:span> or <text:span text:style-name="Source_5f_Text">/dev/mapper/vg0-lv_root</text:span>.</text:p>
            </text:list-item>
          </text:list>
        </text:list-item>
        <text:list-item>
          <text:p text:style-name="P97"><text:span text:style-name="Source_5f_Text">dmesg</text:span> <text:span text:style-name="T1">Output (if accessible)</text:span>:</text:p>
          <text:list text:style-name="L71">
            <text:list-item>
              <text:p text:style-name="P99">If you can boot into a rescue mode or even a minimal shell, the <text:span text:style-name="Source_5f_Text">dmesg</text:span> command (display messages from kernel ring buffer) can be invaluable. It logs kernel messages, including those related to disk and file system mounting failures.</text:p>
            </text:list-item>
            <text:list-item>
              <text:p text:style-name="P99">Look for errors related to specific <text:span text:style-name="Source_5f_Text">/dev/sdX</text:span> or <text:span text:style-name="Source_5f_Text">/dev/mapper/vg-lv_X devices</text:span>, or messages indicating I/O errors or mounting failures for particular partitions.</text:p>
            </text:list-item>
          </text:list>
        </text:list-item>
        <text:list-item>
          <text:p text:style-name="P97"><text:span text:style-name="Source_5f_Text">/etc/fstab</text:span> <text:span text:style-name="T1">Entries</text:span>:</text:p>
          <text:list text:style-name="L72">
            <text:list-item>
              <text:p text:style-name="P100">The <text:span text:style-name="Source_5f_Text">/etc/fstab</text:span> file defines which file systems are to be mounted at boot time and where. If a critical file system listed in <text:span text:style-name="Source_5f_Text">fstab</text:span> (like <text:span text:style-name="Source_5f_Text">/</text:span> or <text:span text:style-name="Source_5f_Text">/boot</text:span>) is corrupted, the boot process will halt.</text:p>
            </text:list-item>
            <text:list-item>
              <text:p text:style-name="P100">You can inspect this file from a live environment after mounting your root partition (e.g., <text:span text:style-name="Source_5f_Text">cat /mnt/etc/fstab</text:span>). This helps you identify what partitions are expected to be mounted.</text:p>
            </text:list-item>
          </text:list>
        </text:list-item>
        <text:list-item>
          <text:p text:style-name="P97"><text:span text:style-name="Source_5f_Text">lsblk -f</text:span> <text:span text:style-name="T1">or</text:span> <text:span text:style-name="Source_5f_Text">blkid</text:span> <text:span text:style-name="T1">(from live environment)</text:span>:</text:p>
          <text:list text:style-name="L73">
            <text:list-item>
              <text:p text:style-name="P101">Once in a live environment, these commands are excellent for identifying all partitions and their file system types, UUIDs (Universally Unique Identifiers), and labels.</text:p>
              <text:p text:style-name="P17"><text:span text:style-name="ExtensionTok">lsblk</text:span><text:span text:style-name="NormalTok"> </text:span><text:span text:style-name="AttributeTok">-f</text:span> </text:p>
              <text:p text:style-name="P17"><text:span text:style-name="CommentTok"># or</text:span> </text:p>
              <text:p text:style-name="P17"><text:span text:style-name="FunctionTok">sudo</text:span><text:span text:style-name="NormalTok"> blkid</text:span> </text:p>
            </text:list-item>
            <text:list-item>
              <text:p text:style-name="P101">This allows you to cross-reference what your system should be trying to mount (from fstab or GRUB configuration) with what disks and partitions are actually available and their characteristics. If a partition expected by <text:span text:style-name="Source_5f_Text">fstab</text:span> is missing or has an incorrect UUID, it's a strong clue.</text:p>
            </text:list-item>
          </text:list>
        </text:list-item>
        <text:list-item>
          <text:p text:style-name="P97"><text:span text:style-name="T1">Manual Mount Attempts</text:span>:</text:p>
          <text:list text:style-name="L74">
            <text:list-item>
              <text:p text:style-name="P102">From a live environment, you can try to manually mount suspicious partitions one by one.</text:p>
              <text:p text:style-name="P18"><text:span text:style-name="FunctionTok">sudo</text:span><text:span text:style-name="NormalTok"> mkdir /tmp/testmount</text:span> </text:p>
              <text:p text:style-name="P18"><text:span text:style-name="FunctionTok">sudo</text:span><text:span text:style-name="NormalTok"> mount /dev/sda1 /tmp/testmount</text:span> </text:p>
            </text:list-item>
            <text:list-item>
              <text:p text:style-name="P102">If a partition is corrupted, the <text:span text:style-name="Source_5f_Text">mount</text:span> command itself might fail with an error message indicating file system issues. This is a direct way to confirm a problem.</text:p>
            </text:list-item>
          </text:list>
        </text:list-item>
      </text:list>
      <text:p text:style-name="First_20_paragraph"><text:span text:style-name="T1">Common Scenarios</text:span>:</text:p>
      <text:list xml:id="list3814307883" text:style-name="L75">
        <text:list-item>
          <text:p text:style-name="P103"><text:soft-page-break/><text:span text:style-name="T1">Root Partition (</text:span><text:span text:style-name="Source_5f_Text">/</text:span><text:span text:style-name="T1">)</text:span>: This is the most common culprit. If the root file system is corrupted, the kernel cannot establish its base environment, and the system often drops to an <text:span text:style-name="Source_5f_Text">initramfs</text:span> prompt.</text:p>
        </text:list-item>
        <text:list-item>
          <text:p text:style-name="P103"><text:span text:style-name="Source_5f_Text">/boot</text:span> <text:span text:style-name="T1">Partition</text:span>: If you have a separate <text:span text:style-name="Source_5f_Text">/boot</text:span> partition, corruption here can prevent the kernel or initramfs from being loaded by GRUB, leading to errors like "file not found."</text:p>
        </text:list-item>
        <text:list-item>
          <text:p text:style-name="P103"><text:span text:style-name="T1">Other Partitions (e.g.,</text:span> <text:span text:style-name="Source_5f_Text">/home</text:span><text:span text:style-name="T1">,</text:span> <text:span text:style-name="Source_5f_Text">/var</text:span><text:span text:style-name="T1">)</text:span>: While corruption in these partitions might prevent specific services from starting or users from logging in, they usually don't prevent the system from booting entirely unless a critical service depends on them and crashes the system. However, they can still cause the boot process to pause with error messages as <text:span text:style-name="Source_5f_Text">systemd</text:span> tries to mount them.</text:p>
        </text:list-item>
      </text:list>
      <text:p text:style-name="First_20_paragraph">By combining the clues from error messages, <text:span text:style-name="Source_5f_Text">fstab</text:span>, and disk utility commands, you can usually pinpoint the exact partition requiring <text:span text:style-name="Source_5f_Text">fsck</text:span> intervention.</text:p>
      <text:h text:style-name="Heading_20_2" text:outline-level="2"><text:bookmark-start text:name="common-boot-issue-3-kernel-panic-and-module-issues"/>Common Boot Issue 3: Kernel Panic and Module Issues<text:bookmark-end text:name="common-boot-issue-3-kernel-panic-and-module-issues"/></text:h>
      <text:h text:style-name="Heading_20_3" text:outline-level="3"><text:bookmark-start text:name="kernel-panic"/>Kernel Panic<text:bookmark-end text:name="kernel-panic"/></text:h>
      <text:p text:style-name="First_20_paragraph">A "kernel panic" is perhaps one of the most alarming boot errors a Linux system administrator can encounter. It signifies a critical, unrecoverable error within the Linux kernel itself. When a kernel panic occurs, the kernel can no longer function safely, and it halts the system completely to prevent data corruption. You'll typically see a flood of text on the console, ending with a message similar to:</text:p>
      <text:p text:style-name="Text_20_body"><text:span text:style-name="Source_5f_Text">Kernel panic - not syncing: VFS: Unable to mount root fs on unknown-block(0,0)</text:span></text:p>
      <text:p text:style-name="Text_20_body">or</text:p>
      <text:p text:style-name="Text_20_body"><text:span text:style-name="Source_5f_Text">Kernel panic - not syncing: Fatal exception in interrupt</text:span></text:p>
      <text:p text:style-name="Text_20_body">Think of the kernel as the central nervous system of your server. A kernel panic is akin to the brain shutting down due to an unexpected, severe malfunction. It can't process further instructions, so it stops everything to prevent further damage.</text:p>
      <text:p text:style-name="Text_20_body"><text:span text:style-name="T1">Common Causes of Kernel Panic</text:span>:</text:p>
      <text:list xml:id="list1651532258" text:style-name="L76">
        <text:list-item>
          <text:p text:style-name="P104"><text:span text:style-name="T1">Missing or Corrupted Kernel Image</text:span>:</text:p>
          <text:list text:style-name="L77">
            <text:list-item>
              <text:p text:style-name="P105">Explanation: While GRUB's job is to load the kernel, if the kernel file (<text:span text:style-name="Source_5f_Text">vmlinuz</text:span>) itself is missing, corrupted, or not properly located where GRUB expects it, the system won't be able to initialize.</text:p>
            </text:list-item>
            <text:list-item>
              <text:p text:style-name="P105"><text:span text:style-name="T1">Scenario</text:span>: This can happen after a failed kernel update, accidental deletion, or file system corruption in the <text:span text:style-name="Source_5f_Text">/boot</text:span> partition.</text:p>
            </text:list-item>
          </text:list>
        </text:list-item>
        <text:list-item>
          <text:p text:style-name="P104"><text:span text:style-name="T1">Missing or Corrupted initramfs (Initial RAM Disk)</text:span>:</text:p>
          <text:list text:style-name="L78">
            <text:list-item>
              <text:p text:style-name="P106"><text:span text:style-name="T1">Explanation</text:span>: The <text:span text:style-name="Source_5f_Text">initramfs</text:span> is a small, temporary root file system loaded into memory by GRUB before the actual root file system is mounted. It contains essential kernel modules (drivers) needed to access your storage devices (like SATA, NVMe <text:soft-page-break/>controllers, RAID controllers, or LVM setup) and mount the main root file system.</text:p>
            </text:list-item>
            <text:list-item>
              <text:p text:style-name="P106"><text:span text:style-name="T1">Scenario</text:span>: If the initramfs is missing, corrupted, or does not contain the necessary drivers to find and mount your root partition, the kernel will panic because it cannot locate its essential files or device. This is often indicated by the "VFS: Unable to mount root fs" message.</text:p>
            </text:list-item>
          </text:list>
        </text:list-item>
        <text:list-item>
          <text:p text:style-name="P104"><text:span text:style-name="T1">Incompatible Kernel Modules/Drivers</text:span>:</text:p>
          <text:list text:style-name="L79">
            <text:list-item>
              <text:p text:style-name="P107"><text:span text:style-name="T1">Explanation</text:span>: Kernel modules are pieces of code that can be loaded into the kernel to extend its functionality, typically for device drivers (e.g., network cards, storage controllers). If a newly installed or updated module is incompatible with your current kernel version, or if a critical driver is missing or corrupted, the kernel may encounter an unhandled exception.</text:p>
            </text:list-item>
            <text:list-item>
              <text:p text:style-name="P107"><text:span text:style-name="T1">Scenario</text:span>: Installing a third-party driver that is not compatible with your kernel, or a kernel update that removed a crucial module for your hardware (less common in modern distributions but possible).</text:p>
            </text:list-item>
          </text:list>
        </text:list-item>
        <text:list-item>
          <text:p text:style-name="P104"><text:span text:style-name="T1">Hardware Failures</text:span>:</text:p>
          <text:list text:style-name="L80">
            <text:list-item>
              <text:p text:style-name="P108"><text:span text:style-name="T1">Explanation</text:span>: Underlying hardware issues, especially with RAM, CPU, or the storage controller, can manifest as kernel panics. If the kernel tries to write to or read from faulty memory, it can lead to an unrecoverable error.</text:p>
            </text:list-item>
            <text:list-item>
              <text:p text:style-name="P108"><text:span text:style-name="T1">Scenario</text:span>: Faulty RAM stick, overheating CPU, or issues with the disk controller.</text:p>
            </text:list-item>
          </text:list>
        </text:list-item>
        <text:list-item>
          <text:p text:style-name="P104"><text:span text:style-name="T1">Incorrect Kernel Parameters</text:span>:</text:p>
          <text:list text:style-name="L81">
            <text:list-item>
              <text:p text:style-name="P109"><text:span text:style-name="T1">Explanation</text:span>: The kernel can be passed various parameters at boot time (e.g., via GRUB). If these parameters are incorrect or conflicting (e.g., pointing to a non-existent root partition, or misconfiguring a driver), the kernel might fail to initialize properly.</text:p>
            </text:list-item>
          </text:list>
        </text:list-item>
        <text:list-item>
          <text:p text:style-name="P104"><text:span text:style-name="T1">Corrupted Kernel or systemd Binaries</text:span>:</text:p>
          <text:list text:style-name="L82">
            <text:list-item>
              <text:p text:style-name="P110"><text:span text:style-name="T1">Explanation</text:span>: Less common, but if the core binaries of the kernel or the initial process (systemd or init) become corrupted, the system can't proceed. This often relates back to file system corruption.</text:p>
            </text:list-item>
          </text:list>
        </text:list-item>
      </text:list>
      <text:p text:style-name="First_20_paragraph">Identifying the cause of a kernel panic often involves examining the text displayed on the screen for clues (e.g., mentions of specific file systems, modules, or error codes). Sometimes, the message might directly point to "VFS: Unable to mount root fs," which indicates an issue with the root filesystem or the <text:span text:style-name="Source_5f_Text">initramfs</text:span>'s ability to find it.</text:p>
      <text:h text:style-name="Heading_20_3" text:outline-level="3"><text:bookmark-start text:name="how-to-boot-into-an-older-kernel-version-or-recovery-mode"/>How to Boot into an Older Kernel Version or Recovery Mode<text:bookmark-end text:name="how-to-boot-into-an-older-kernel-version-or-recovery-mode"/></text:h>
      <text:p text:style-name="First_20_paragraph">When faced with a kernel panic, especially after a recent update or a system change, attempting to boot into an older, known-good kernel version or a "recovery mode" is often the first and most effective diagnostic step. This allows you to gain access to a functional system to troubleshoot the problematic kernel or configuration.</text:p>
      <text:h text:style-name="Heading_20_4" text:outline-level="4"><text:bookmark-start text:name="booting-an-older-kernel-version"/><text:soft-page-break/>Booting an Older Kernel Version<text:bookmark-end text:name="booting-an-older-kernel-version"/></text:h>
      <text:p text:style-name="First_20_paragraph">Most Linux distributions keep several older kernel versions installed alongside the current one. This is a deliberate design choice to provide a fallback in case a new kernel introduces issues.</text:p>
      <text:p text:style-name="Text_20_body"><text:span text:style-name="T1">Procedure</text:span>:</text:p>
      <text:list xml:id="list3171215623" text:style-name="L83">
        <text:list-item>
          <text:p text:style-name="P111"><text:span text:style-name="T1">Access the GRUB Menu</text:span>:</text:p>
          <text:list text:style-name="L84">
            <text:list-item>
              <text:p text:style-name="P112">When your server starts, immediately after the BIOS/UEFI POST, you will typically see the GRUB boot menu. If it flashes by too quickly, try holding down the <text:span text:style-name="Source_5f_Text">Shift</text:span> key (for BIOS systems) or repeatedly tapping the <text:span text:style-name="Source_5f_Text">Esc</text:span> key (for UEFI systems) during boot to force the GRUB menu to appear.</text:p>
            </text:list-item>
            <text:list-item>
              <text:p text:style-name="P112">If you are on a server that usually boots directly without a menu, you might need to try the Esc key repeatedly or consult your distribution's documentation on how to bring up the GRUB menu during boot.</text:p>
            </text:list-item>
          </text:list>
        </text:list-item>
        <text:list-item>
          <text:p text:style-name="P111"><text:span text:style-name="T1">Select "Advanced Options"</text:span>:</text:p>
          <text:list text:style-name="L85">
            <text:list-item>
              <text:p text:style-name="P113">In the GRUB menu, you will usually see an entry like "Advanced options for Ubuntu" (or your specific distribution). Navigate to this option using the arrow keys and press <text:span text:style-name="Source_5f_Text">Enter</text:span>.</text:p>
            </text:list-item>
          </text:list>
        </text:list-item>
        <text:list-item>
          <text:p text:style-name="P111"><text:span text:style-name="T1">Choose an Older Kernel</text:span>:</text:p>
          <text:list text:style-name="L86">
            <text:list-item>
              <text:p text:style-name="P114">This submenu will list all installed kernel versions. Select an older kernel (e.g., one from before your last update or change) that you know was working previously.</text:p>
            </text:list-item>
            <text:list-item>
              <text:p text:style-name="P114">Press <text:span text:style-name="Source_5f_Text">Enter</text:span> to boot with that older kernel.</text:p>
            </text:list-item>
          </text:list>
        </text:list-item>
      </text:list>
      <text:p text:style-name="First_20_paragraph"><text:span text:style-name="T1">Rationale</text:span>: If the system boots successfully with an older kernel, it strongly suggests the issue lies with the newer kernel itself, its initramfs, or modules specific to that kernel. You can then log in and investigate or remove the problematic new kernel.</text:p>
      <text:h text:style-name="Heading_20_4" text:outline-level="4"><text:bookmark-start text:name="booting-into-recovery-mode"/>Booting into Recovery Mode<text:bookmark-end text:name="booting-into-recovery-mode"/></text:h>
      <text:p text:style-name="First_20_paragraph">Many distributions provide a "Recovery Mode" option in the GRUB menu (often found under "Advanced options"). This mode typically boots the system with a minimal set of services and often provides a root shell with read-write access to the file system, even if the main graphical environment or network services fail to start. This is often equivalent to what's historically known as Single-User Mode.</text:p>
      <text:p text:style-name="Text_20_body"><text:span text:style-name="T1">Procedure</text:span>:</text:p>
      <text:list xml:id="list2542929653" text:style-name="L87">
        <text:list-item>
          <text:p text:style-name="P115"><text:span text:style-name="T1">Access the GRUB Menu</text:span>: (Same as above)</text:p>
        </text:list-item>
        <text:list-item>
          <text:p text:style-name="P115"><text:span text:style-name="T1">Select "Advanced Options"</text:span>: (Same as above)</text:p>
        </text:list-item>
        <text:list-item>
          <text:p text:style-name="P115"><text:span text:style-name="T1">Choose "Recovery Mode" (or equivalent)</text:span>:</text:p>
          <text:list text:style-name="L88">
            <text:list-item>
              <text:p text:style-name="P116">From the "Advanced options" submenu, select the entry that includes "(recovery mode)" or "Recovery kernel".</text:p>
            </text:list-item>
            <text:list-item>
              <text:p text:style-name="P116">Press <text:span text:style-name="Source_5f_Text">Enter</text:span>.</text:p>
            </text:list-item>
          </text:list>
        </text:list-item>
        <text:list-item>
          <text:p text:style-name="P115"><text:soft-page-break/><text:span text:style-name="T1">Navigate the Recovery Menu</text:span>:</text:p>
          <text:list text:style-name="L89">
            <text:list-item>
              <text:p text:style-name="P117">You will often be presented with a recovery menu offering various options, such as:</text:p>
              <text:list text:style-name="L90">
                <text:list-item>
                  <text:p text:style-name="P118"><text:span text:style-name="Source_5f_Text">fsck</text:span>: Run a file system check on root partitions (as discussed in the previous section).</text:p>
                </text:list-item>
                <text:list-item>
                  <text:p text:style-name="P118"><text:span text:style-name="Source_5f_Text">dpkg</text:span>: Repair broken installed packages (useful if a package update caused issues).</text:p>
                </text:list-item>
                <text:list-item>
                  <text:p text:style-name="P118"><text:span text:style-name="Source_5f_Text">root</text:span>: Drop to a root shell prompt. This is usually what you want for command-line troubleshooting.</text:p>
                </text:list-item>
              </text:list>
            </text:list-item>
          </text:list>
        </text:list-item>
        <text:list-item>
          <text:p text:style-name="P115"><text:span text:style-name="T1">Troubleshoot from the Root Shell</text:span>:</text:p>
          <text:list text:style-name="L91">
            <text:list-item>
              <text:p text:style-name="P119">If you select the <text:span text:style-name="Source_5f_Text">root</text:span> shell option, you will be given a command prompt where you can execute commands as the <text:span text:style-name="Source_5f_Text">root</text:span> user.</text:p>
            </text:list-item>
            <text:list-item>
              <text:p text:style-name="P119"><text:span text:style-name="T1">Important</text:span>: The root file system is often mounted read-only initially in recovery mode. If you need to make changes, you'll need to remount it as read-write:</text:p>
              <text:p text:style-name="P19"><text:span text:style-name="FunctionTok">mount</text:span><text:span text:style-name="NormalTok"> </text:span><text:span text:style-name="AttributeTok">-o</text:span><text:span text:style-name="NormalTok"> remount,rw /</text:span> </text:p>
              <text:list text:style-name="L92">
                <text:list-item>
                  <text:p text:style-name="P120">From here, you can:</text:p>
                  <text:list text:style-name="L93">
                    <text:list-item>
                      <text:p text:style-name="P121">Inspect logs (<text:span text:style-name="Source_5f_Text">dmesg</text:span>, <text:span text:style-name="Source_5f_Text">journalctl</text:span>).</text:p>
                    </text:list-item>
                    <text:list-item>
                      <text:p text:style-name="P121">Check disk space (<text:span text:style-name="Source_5f_Text">df -h</text:span>).</text:p>
                    </text:list-item>
                    <text:list-item>
                      <text:p text:style-name="P121">Examine kernel modules (<text:span text:style-name="Source_5f_Text">lsmo</text:span>d`).</text:p>
                    </text:list-item>
                    <text:list-item>
                      <text:p text:style-name="P121">Try to update GRUB (<text:span text:style-name="Source_5f_Text">update-grub</text:span>).</text:p>
                    </text:list-item>
                    <text:list-item>
                      <text:p text:style-name="P121">Reinstall the kernel (<text:span text:style-name="Source_5f_Text">apt install --reinstall linux-image-generic</text:span> on Debian/Ubuntu, <text:span text:style-name="Source_5f_Text">yum reinstall kernel</text:span> on RHEL/CentOS).</text:p>
                    </text:list-item>
                    <text:list-item>
                      <text:p text:style-name="P121">Fix <text:span text:style-name="Source_5f_Text">/etc/fstab</text:span> errors (we'll cover this next).</text:p>
                    </text:list-item>
                  </text:list>
                </text:list-item>
              </text:list>
            </text:list-item>
          </text:list>
        </text:list-item>
      </text:list>
      <text:p text:style-name="First_20_paragraph"><text:span text:style-name="T1">Rationale</text:span>: Recovery mode provides a safe, minimal environment to diagnose and fix problems without a full boot. It bypasses many services that might be failing and gives you direct root access to make repairs.</text:p>
      <text:p text:style-name="Text_20_body">By leveraging these GRUB menu options, you can often gain access to your system even when it fails to boot normally, providing the necessary environment to diagnose and resolve kernel or module-related issues.</text:p>
      <text:h text:style-name="Heading_20_3" text:outline-level="3"><text:bookmark-start text:name="use-lsmod-and-modprobe-for-module-management"/>Use <text:span text:style-name="Source_5f_Text">lsmod</text:span> and <text:span text:style-name="Source_5f_Text">modprobe</text:span> for Module Management<text:bookmark-end text:name="use-lsmod-and-modprobe-for-module-management"/></text:h>
      <text:p text:style-name="First_20_paragraph">Kernel modules are essentially pieces of code that can be loaded and unloaded into the kernel as needed. They extend the kernel's functionality without requiring a reboot or a recompile of the entire kernel. The most common use for modules is for device drivers, allowing the kernel to interact with various hardware components like network cards, storage controllers, and USB devices.</text:p>
      <text:p text:style-name="Text_20_body">When troubleshooting kernel panics, especially those related to hardware detection or specific drivers, understanding and managing modules becomes crucial.</text:p>
      <text:h text:style-name="Heading_20_4" text:outline-level="4"><text:bookmark-start text:name="lsmod-listing-loaded-kernel-modules"/><text:soft-page-break/><text:span text:style-name="Source_5f_Text">lsmod</text:span>: Listing Loaded Kernel Modules<text:bookmark-end text:name="lsmod-listing-loaded-kernel-modules"/></text:h>
      <text:p text:style-name="First_20_paragraph">The <text:span text:style-name="Source_5f_Text">lsmod</text:span> command (list modules) displays a list of all currently loaded kernel modules. It provides three columns of information:</text:p>
      <text:list xml:id="list1824709067" text:style-name="L94">
        <text:list-item>
          <text:p text:style-name="P122"><text:span text:style-name="Source_5f_Text">Module</text:span>: The name of the kernel module.</text:p>
        </text:list-item>
        <text:list-item>
          <text:p text:style-name="P122"><text:span text:style-name="Source_5f_Text">Size</text:span>: The size of the module in memory.</text:p>
        </text:list-item>
        <text:list-item>
          <text:p text:style-name="P122"><text:span text:style-name="Source_5f_Text">Used by</text:span>: The number of other modules that are currently using this module. If a module is being used by others, it cannot be unloaded until those dependencies are removed.</text:p>
        </text:list-item>
      </text:list>
      <text:p text:style-name="First_20_paragraph"><text:span text:style-name="T1">Usage</text:span>:</text:p>
      <text:p text:style-name="Preformatted_20_Text"><text:span text:style-name="FunctionTok">lsmod</text:span> </text:p>
      <text:p text:style-name="First_20_paragraph"><text:span text:style-name="T1">Why it's useful for troubleshooting</text:span>:</text:p>
      <text:list xml:id="list4279760858" text:style-name="L95">
        <text:list-item>
          <text:p text:style-name="P123"><text:span text:style-name="T1">Verifying Driver Loading</text:span>: If a specific hardware component isn't working, lsmod can help you confirm if its corresponding kernel module (driver) has been loaded.</text:p>
        </text:list-item>
        <text:list-item>
          <text:p text:style-name="P123"><text:span text:style-name="T1">Dependency Identification</text:span>: It shows which modules depend on others, which is important before attempting to unload a module.</text:p>
        </text:list-item>
        <text:list-item>
          <text:p text:style-name="P123"><text:span text:style-name="T1">Post-Boot State Check</text:span>: From a recovery environment, <text:span text:style-name="Source_5f_Text">lsmod</text:span> can show you what modules did successfully load, potentially helping you narrow down what didn't load if a new driver is suspected to cause issues.</text:p>
        </text:list-item>
      </text:list>
      <text:h text:style-name="Heading_20_4" text:outline-level="4"><text:bookmark-start text:name="modprobe-adding-and-removing-kernel-modules"/><text:span text:style-name="Source_5f_Text">modprobe</text:span>: Adding and Removing Kernel Modules<text:bookmark-end text:name="modprobe-adding-and-removing-kernel-modules"/></text:h>
      <text:p text:style-name="First_20_paragraph">The <text:span text:style-name="Source_5f_Text">modprobe</text:span> command is used to add (load) or remove (unload) kernel modules. It's more sophisticated than simpler tools like <text:span text:style-name="Source_5f_Text">insmod</text:span> or <text:span text:style-name="Source_5f_Text">rmmod</text:span> because it automatically handles module dependencies. If you try to load a module that requires other modules, <text:span text:style-name="Source_5f_Text">modprobe</text:span> will load them too. Similarly, when removing, it will ensure no other modules are dependent on the one you're trying to remove.</text:p>
      <text:p text:style-name="Text_20_body"><text:span text:style-name="T1">Common Usage</text:span>:</text:p>
      <text:list xml:id="list955028735" text:style-name="L96">
        <text:list-item>
          <text:p text:style-name="P124"><text:span text:style-name="T1">Loading a module</text:span>:</text:p>
          <text:p text:style-name="P20"><text:span text:style-name="FunctionTok">sudo</text:span><text:span text:style-name="NormalTok"> modprobe </text:span><text:span text:style-name="OperatorTok">&lt;</text:span><text:span text:style-name="NormalTok">module_name</text:span><text:span text:style-name="OperatorTok">&gt;</text:span> </text:p>
          <text:p text:style-name="P124"><text:span text:style-name="T2">Example</text:span>: <text:span text:style-name="Source_5f_Text">sudo modprobe usb_storage</text:span> (to load the USB storage driver)</text:p>
        </text:list-item>
        <text:list-item>
          <text:p text:style-name="P124"><text:span text:style-name="T1">Removing a module</text:span>:</text:p>
          <text:p text:style-name="P20"><text:span text:style-name="FunctionTok">sudo</text:span><text:span text:style-name="NormalTok"> modprobe </text:span><text:span text:style-name="AttributeTok">-r</text:span><text:span text:style-name="NormalTok"> </text:span><text:span text:style-name="OperatorTok">&lt;</text:span><text:span text:style-name="NormalTok">module_name</text:span><text:span text:style-name="OperatorTok">&gt;</text:span> </text:p>
          <text:p text:style-name="P124"><text:span text:style-name="T2">Example</text:span>: <text:span text:style-name="Source_5f_Text">sudo modprobe -r nouveau</text:span> (to remove the open-source Nvidia driver, often done before installing proprietary drivers)</text:p>
        </text:list-item>
        <text:list-item>
          <text:p text:style-name="P124"><text:span text:style-name="T1">Listing modules in the module search path (without loading)</text:span>:</text:p>
          <text:p text:style-name="P20"><text:span text:style-name="ExtensionTok">modprobe</text:span><text:span text:style-name="NormalTok"> </text:span><text:span text:style-name="AttributeTok">-l</text:span> </text:p>
        </text:list-item>
      </text:list>
      <text:p text:style-name="First_20_paragraph"><text:span text:style-name="T1">Why it's useful for troubleshooting</text:span>:</text:p>
      <text:list xml:id="list1481650073" text:style-name="L97">
        <text:list-item>
          <text:p text:style-name="P125"><text:span text:style-name="T1">Testing Suspect Modules</text:span>: If you suspect a particular driver is causing a problem, you can boot into recovery mode, try removing it with <text:span text:style-name="Source_5f_Text">modprobe -r</text:span>, and then attempt to boot <text:soft-page-break/>normally.</text:p>
        </text:list-item>
        <text:list-item>
          <text:p text:style-name="P125"><text:span text:style-name="T1">Manually Loading Missing Drivers</text:span>: If your <text:span text:style-name="Source_5f_Text">initramfs</text:span> is missing a crucial driver (which can lead to kernel panics), you can sometimes manually load it after entering an <text:span text:style-name="Source_5f_Text">initramfs</text:span> shell, allowing the boot process to continue.</text:p>
        </text:list-item>
        <text:list-item>
          <text:p text:style-name="P125"><text:span text:style-name="T1">Blacklisting Problematic Modules</text:span>: If you identify a module that consistently causes issues, you can "blacklist" it to prevent it from loading automatically at boot time. This is done by creating a <text:span text:style-name="Source_5f_Text">.conf</text:span> file in <text:span text:style-name="Source_5f_Text">/etc/modprobe.d/</text:span>. *Example: <text:span text:style-name="Source_5f_Text">echo "blacklist nouveau" | sudo tee /etc/modprobe.d/blacklist-nouveau.conf</text:span></text:p>
        </text:list-item>
      </text:list>
      <text:p text:style-name="First_20_paragraph"><text:span text:style-name="T1">Important Consideration</text:span>: Changes made with <text:span text:style-name="Source_5f_Text">modprobe</text:span> are typically temporary and won't persist across reboots unless you configure them to do so (e.g., by modifying <text:span text:style-name="Source_5f_Text">/etc/modules-load.d/</text:span> or blacklisting in <text:span text:style-name="Source_5f_Text">/etc/modprobe.d/</text:span>).</text:p>
      <text:p text:style-name="Text_20_body">Understanding <text:span text:style-name="Source_5f_Text">lsmod</text:span> and <text:span text:style-name="Source_5f_Text">modprobe</text:span> empowers you to directly interact with the kernel's loaded components, which is invaluable for diagnosing and fixing issues where specific hardware drivers or kernel extensions are the root cause.</text:p>
      <text:h text:style-name="Heading_20_2" text:outline-level="2"><text:bookmark-start text:name="common-boot-issue-4-incorrect-etcfstab-entries"/>Common Boot Issue 4: Incorrect <text:span text:style-name="Source_5f_Text">/etc/fstab</text:span> Entries<text:bookmark-end text:name="common-boot-issue-4-incorrect-etcfstab-entries"/></text:h>
      <text:h text:style-name="Heading_20_3" text:outline-level="3"><text:bookmark-start text:name="the-etcfstab-file-the-static-filesytem-table"/>The <text:span text:style-name="Source_5f_Text">/etc/fstab</text:span> File: The Static Filesytem Table<text:bookmark-end text:name="the-etcfstab-file-the-static-filesytem-table"/></text:h>
      <text:p text:style-name="First_20_paragraph">The <text:span text:style-name="Source_5f_Text">/etc/fstab</text:span> file (filesystem table) is a crucial system configuration file on Linux. It's a plain text file that defines what file systems (partitions, network shares, etc.) should be mounted automatically at boot time, where they should be mounted (their mount points), and with what options.</text:p>
      <text:p text:style-name="Text_20_body">Think of <text:span text:style-name="Source_5f_Text">/etc/fstab</text:span> as the server's definitive "map" for its storage. When <text:span text:style-name="Source_5f_Text">systemd</text:span> (or <text:span text:style-name="Source_5f_Text">init</text:span>) takes over from the kernel during boot, it consults this map to know which partitions to mount and where to make them accessible. If this map has errors, the boot process can get stuck or fail.</text:p>
      <text:h text:style-name="Heading_20_3" text:outline-level="3"><text:bookmark-start text:name="structure-of-an-etcfstab-entry"/>Structure of an <text:span text:style-name="Source_5f_Text">/etc/fstab</text:span> Entry<text:bookmark-end text:name="structure-of-an-etcfstab-entry"/></text:h>
      <text:p text:style-name="First_20_paragraph">Each line in <text:span text:style-name="Source_5f_Text">/etc/fstab</text:span> typically describes a single file system and follows a specific format, with fields separated by whitespace:</text:p>
      <text:p text:style-name="Preformatted_20_Text">device_specification mount_point filesystem_type mount_options dump_freq fsck_pass</text:p>
      <text:p text:style-name="First_20_paragraph"><text:span text:style-name="T1">Let's break down each field</text:span>:</text:p>
      <text:list xml:id="list3892626859" text:style-name="L98">
        <text:list-item>
          <text:p text:style-name="P126"><text:span text:style-name="Source_5f_Text">device_specification</text:span>: This identifies the partition or device to be mounted.</text:p>
          <text:list text:style-name="L99">
            <text:list-item>
              <text:p text:style-name="P127"><text:span text:style-name="T1">UUID (Universally Unique Identifier)</text:span>: This is the preferred method (e.g., <text:span text:style-name="Source_5f_Text">UUID=xxxxxxxx-xxxx-xxxx-xxxx-xxxxxxxxxxxx</text:span>). UUIDs are unique for each file system, even if the physical disk or its partitions change order (e.g., <text:span text:style-name="Source_5f_Text">/dev/sda1</text:span> becoming <text:span text:style-name="Source_5f_Text">/dev/sdb1</text:span>). This makes your fstab more robust.</text:p>
            </text:list-item>
            <text:list-item>
              <text:p text:style-name="P127"><text:span text:style-name="T1">LABEL (Label)</text:span>: (e.g., <text:span text:style-name="Source_5f_Text">LABEL=mydata</text:span>). You can assign labels to file systems, which can be easier to read than UUIDs, but they must be unique.</text:p>
            </text:list-item>
            <text:list-item>
              <text:p text:style-name="P127"><text:soft-page-break/><text:span text:style-name="T1">Device Name</text:span>: (e.g., <text:span text:style-name="Source_5f_Text">/dev/sda1</text:span>, <text:span text:style-name="Source_5f_Text">/dev/vda2</text:span>). This is the least recommended method for permanent entries, as device names can change if you add or remove disks, leading to boot failures.</text:p>
            </text:list-item>
          </text:list>
        </text:list-item>
        <text:list-item>
          <text:p text:style-name="P126"><text:span text:style-name="Source_5f_Text">mount_point</text:span>: The directory where the file system will be attached to the main file system tree (e.g., <text:span text:style-name="Source_5f_Text">/</text:span>, <text:span text:style-name="Source_5f_Text">/boot</text:span>, <text:span text:style-name="Source_5f_Text">/home</text:span>, <text:span text:style-name="Source_5f_Text">/var</text:span>, <text:span text:style-name="Source_5f_Text">/mnt/data</text:span>). This directory must exist.</text:p>
        </text:list-item>
        <text:list-item>
          <text:p text:style-name="P126"><text:span text:style-name="Source_5f_Text">filesystem_type</text:span>: The type of file system (e.g., <text:span text:style-name="Source_5f_Text">ext4</text:span>, <text:span text:style-name="Source_5f_Text">xfs</text:span>, <text:span text:style-name="Source_5f_Text">btrfs</text:span>, <text:span text:style-name="Source_5f_Text">swap</text:span>, <text:span text:style-name="Source_5f_Text">vfat</text:span>, <text:span text:style-name="Source_5f_Text">nfs</text:span>).</text:p>
        </text:list-item>
        <text:list-item>
          <text:p text:style-name="P126"><text:span text:style-name="Source_5f_Text">mount_options</text:span>: A comma-separated list of options that control how the file system is mounted. Common options include:</text:p>
          <text:list text:style-name="L100">
            <text:list-item>
              <text:p text:style-name="P128"><text:span text:style-name="Source_5f_Text">defaults</text:span>: Equivalent to <text:span text:style-name="Source_5f_Text">rw,suid,dev,exec,auto,nouser,async</text:span>.</text:p>
            </text:list-item>
            <text:list-item>
              <text:p text:style-name="P128"><text:span text:style-name="Source_5f_Text">rw</text:span>: Read-write access.</text:p>
            </text:list-item>
            <text:list-item>
              <text:p text:style-name="P128"><text:span text:style-name="Source_5f_Text">ro</text:span>: Read-only access.</text:p>
            </text:list-item>
            <text:list-item>
              <text:p text:style-name="P128"><text:span text:style-name="Source_5f_Text">noauto</text:span>: Do not mount automatically at boot (requires manual mounting).</text:p>
            </text:list-item>
            <text:list-item>
              <text:p text:style-name="P128"><text:span text:style-name="Source_5f_Text">nofail</text:span>: Do not report errors for this device if it does not exist (useful for optional network shares).</text:p>
            </text:list-item>
            <text:list-item>
              <text:p text:style-name="P128"><text:span text:style-name="Source_5f_Text">noatime</text:span>: Don't update file access times (improves performance, reduces disk writes).</text:p>
            </text:list-item>
            <text:list-item>
              <text:p text:style-name="P128"><text:span text:style-name="Source_5f_Text">user</text:span>/<text:span text:style-name="Source_5f_Text">nouser</text:span>: Allow/disallow non-root users to mount/unmount.</text:p>
            </text:list-item>
          </text:list>
        </text:list-item>
        <text:list-item>
          <text:p text:style-name="P126"><text:span text:style-name="Source_5f_Text">dump_freq</text:span>: Used by the <text:span text:style-name="Source_5f_Text">dump</text:span> backup utility. <text:span text:style-name="Source_5f_Text">0</text:span> means don't dump. <text:span text:style-name="Source_5f_Text">1</text:span> means dump. (Often 0 for modern systems).</text:p>
        </text:list-item>
        <text:list-item>
          <text:p text:style-name="P126"><text:span text:style-name="Source_5f_Text">fsck_pass</text:span>: Controls the order of file system checks at boot time by fsck.</text:p>
          <text:list text:style-name="L101">
            <text:list-item>
              <text:p text:style-name="P129"><text:span text:style-name="Source_5f_Text">0</text:span>: Do not check this file system.</text:p>
            </text:list-item>
            <text:list-item>
              <text:p text:style-name="P129"><text:span text:style-name="Source_5f_Text">1</text:span>: Check this file system first (typically only for the root <text:span text:style-name="Source_5f_Text">/</text:span> file system).</text:p>
            </text:list-item>
            <text:list-item>
              <text:p text:style-name="P129"><text:span text:style-name="Source_5f_Text">2</text:span>: Check this file system after the root file system.</text:p>
            </text:list-item>
            <text:list-item>
              <text:p text:style-name="P129">For <text:span text:style-name="Source_5f_Text">swap</text:span> partitions and non-boot essential file systems, this is usually <text:span text:style-name="Source_5f_Text">0</text:span>.</text:p>
            </text:list-item>
          </text:list>
        </text:list-item>
      </text:list>
      <text:h text:style-name="Heading_20_3" text:outline-level="3"><text:bookmark-start text:name="how-incorrect-etcfstab-entries-lead-to-boot-failure"/>How Incorrect <text:span text:style-name="Source_5f_Text">/etc/fstab</text:span> Entries Lead to Boot Failure<text:bookmark-end text:name="how-incorrect-etcfstab-entries-lead-to-boot-failure"/></text:h>
      <text:p text:style-name="First_20_paragraph">When <text:span text:style-name="Source_5f_Text">systemd</text:span> (or <text:span text:style-name="Source_5f_Text">init</text:span>) processes <text:span text:style-name="Source_5f_Text">/etc/fstab</text:span> during boot, it attempts to mount each listed file system. If it encounters an invalid or unresolvable entry, it can halt the boot process:</text:p>
      <text:list xml:id="list550469797" text:style-name="L102">
        <text:list-item>
          <text:p text:style-name="P130"><text:span text:style-name="T1">Non-existent Device</text:span>: If <text:span text:style-name="Source_5f_Text">device_specification</text:span> points to a partition that no longer exists (e.g., <text:span text:style-name="Source_5f_Text">/dev/sdb1</text:span> was removed, or a UUID changed), systemd will fail to mount it. Unless the <text:span text:style-name="Source_5f_Text">nofail</text:span> option is used, this typically results in a boot failure or the system dropping to a recovery prompt.</text:p>
          <text:list text:style-name="L103">
            <text:list-item>
              <text:p text:style-name="P131"><text:span text:style-name="T1">Error message</text:span>: Often "Dependency failed for /path/to/mountpoint" or "Failed to mount /path/to/mountpoint."</text:p>
            </text:list-item>
          </text:list>
        </text:list-item>
        <text:list-item>
          <text:p text:style-name="P130"><text:span text:style-name="T1">Incorrect Mount Point</text:span>: If the <text:span text:style-name="Source_5f_Text">mount_point</text:span> specified does not exist as a directory, <text:span text:style-name="Source_5f_Text">systemd</text:span> cannot mount the file system there.</text:p>
        </text:list-item>
        <text:list-item>
          <text:p text:style-name="P130"><text:span text:style-name="T1">Incorrect File System Type</text:span>: If <text:span text:style-name="Source_5f_Text">filesystem_type</text:span> is wrong (e.g., <text:span text:style-name="Source_5f_Text">ext4</text:span> specified for an <text:span text:style-name="Source_5f_Text">xfs</text:span> partition), the kernel's mounting attempt will fail.</text:p>
        </text:list-item>
        <text:list-item>
          <text:p text:style-name="P130"><text:soft-page-break/><text:span text:style-name="T1">Incorrect Mount Options</text:span>: While less common for complete boot failure, invalid or conflicting <text:span text:style-name="Source_5f_Text">mount_options</text:span> can cause services relying on that mount to fail or lead to errors.</text:p>
        </text:list-item>
        <text:list-item>
          <text:p text:style-name="P130"><text:span text:style-name="T1">Corrupted</text:span> <text:span text:style-name="Source_5f_Text">fstab</text:span> <text:span text:style-name="T1">File</text:span>: Simple syntax errors (e.g., missing spaces, typos) can render the entire file unreadable by <text:span text:style-name="Source_5f_Text">systemd</text:span>, leading to a cascade of mounting failures.</text:p>
        </text:list-item>
      </text:list>
      <text:p text:style-name="First_20_paragraph">Because <text:span text:style-name="Source_5f_Text">/etc/fstab</text:span> is read early in the boot process by <text:span text:style-name="Source_5f_Text">systemd</text:span> to set up the file system hierarchy, any significant error within it can prevent the system from reaching a login prompt.</text:p>
      <text:h text:style-name="Heading_20_3" text:outline-level="3"><text:bookmark-start text:name="editing-etcfstab"/>Editing <text:span text:style-name="Source_5f_Text">/etc/fstab</text:span><text:bookmark-end text:name="editing-etcfstab"/></text:h>
      <text:h text:style-name="Heading_20_4" text:outline-level="4"><text:bookmark-start text:name="editing-etcfstab-from-a-live-environment"/>Editing <text:span text:style-name="Source_5f_Text">/etc/fstab</text:span> from a Live Environment<text:bookmark-end text:name="editing-etcfstab-from-a-live-environment"/></text:h>
      <text:p text:style-name="First_20_paragraph">This method is generally the most reliable as it gives you a fully functional command-line environment separate from your problematic installation.</text:p>
      <text:list xml:id="list470771969" text:style-name="L104">
        <text:list-item>
          <text:p text:style-name="P132"><text:span text:style-name="T1">Boot into a Live Linux Environment</text:span>:</text:p>
          <text:list text:style-name="L105">
            <text:list-item>
              <text:p text:style-name="P133">Start your server from a live USB or installation media, just as you would for GRUB or <text:span text:style-name="Source_5f_Text">fsck</text:span> recovery.</text:p>
            </text:list-item>
          </text:list>
        </text:list-item>
        <text:list-item>
          <text:p text:style-name="P132"><text:span text:style-name="T1">Identify and Mount Your Root Partition</text:span>:</text:p>
          <text:list text:style-name="L106">
            <text:list-item>
              <text:p text:style-name="P134">Use <text:span text:style-name="Source_5f_Text">lsblk</text:span> or <text:span text:style-name="Source_5f_Text">sudo fdisk -l</text:span> to find your server's root partition (e.g., <text:span text:style-name="Source_5f_Text">/dev/sda1</text:span>).</text:p>
            </text:list-item>
            <text:list-item>
              <text:p text:style-name="P134">Mount it to a temporary location, usually <text:span text:style-name="Source_5f_Text">/mnt</text:span>:</text:p>
              <text:p text:style-name="P21"><text:span text:style-name="FunctionTok">sudo</text:span><text:span text:style-name="NormalTok"> mount /dev/sda1 /mnt</text:span> </text:p>
            </text:list-item>
            <text:list-item>
              <text:p text:style-name="P134">If you have a separate <text:span text:style-name="Source_5f_Text">/boot</text:span> partition or other critical partitions mounted, mount them too, e.g., <text:span text:style-name="Source_5f_Text">sudo mount /dev/sda2 /mnt/boot</text:span>.</text:p>
            </text:list-item>
          </text:list>
        </text:list-item>
        <text:list-item>
          <text:p text:style-name="P132"><text:span text:style-name="T1">Edit the</text:span> <text:span text:style-name="Source_5f_Text">/etc/fstab</text:span> <text:span text:style-name="T1">File</text:span>:</text:p>
          <text:list text:style-name="L107">
            <text:list-item>
              <text:p text:style-name="P135">Now, you can edit the <text:span text:style-name="Source_5f_Text">fstab</text:span> file located within your mounted root partition. Use a command-line text editor available in the live environment, such as <text:span text:style-name="Source_5f_Text">nano</text:span> or <text:span text:style-name="Source_5f_Text">vi</text:span>. <text:span text:style-name="Source_5f_Text">nano</text:span> is generally more beginner-friendly.</text:p>
              <text:p text:style-name="P22"><text:span text:style-name="FunctionTok">sudo</text:span><text:span text:style-name="NormalTok"> nano /mnt/etc/fstab</text:span> </text:p>
              <text:p text:style-name="P22"><text:span text:style-name="CommentTok"># Or if you prefer vi:</text:span> </text:p>
              <text:p text:style-name="P22"><text:span text:style-name="CommentTok"># sudo vi /mnt/etc/fstab</text:span> </text:p>
            </text:list-item>
            <text:list-item>
              <text:p text:style-name="P135"><text:span text:style-name="T1">Crucial Step</text:span>: Carefully review the <text:span text:style-name="Source_5f_Text">/etc/fstab</text:span> file.</text:p>
              <text:list text:style-name="L108">
                <text:list-item>
                  <text:p text:style-name="P136"><text:span text:style-name="T1">Look for typos</text:span>: Incorrect UUIDs, labels, device names, mount points, or filesystem types.</text:p>
                </text:list-item>
                <text:list-item>
                  <text:p text:style-name="P136"><text:span text:style-name="T1">Check for missing entries</text:span>: Ensure all necessary partitions (especially <text:span text:style-name="Source_5f_Text">/</text:span>, <text:span text:style-name="Source_5f_Text">/boot</text:span>, and <text:span text:style-name="Source_5f_Text">swap</text:span>) are present.</text:p>
                </text:list-item>
                <text:list-item>
                  <text:p text:style-name="P136"><text:span text:style-name="T1">Verify mount options</text:span>: Ensure options like <text:span text:style-name="Source_5f_Text">nofail</text:span> are correctly used for non-critical mounts, and defaults for standard partitions.</text:p>
                </text:list-item>
                <text:list-item>
                  <text:p text:style-name="P136"><text:span text:style-name="T1">Comment out suspicious lines</text:span>: If you're unsure about a particular line, you can <text:soft-page-break/>temporarily disable it by putting a <text:span text:style-name="Source_5f_Text">#</text:span> at the beginning of the line. This allows the system to boot, and you can investigate the line later.</text:p>
                </text:list-item>
              </text:list>
            </text:list-item>
          </text:list>
          <text:p text:style-name="P132"><text:span text:style-name="T1">Example of a common fix</text:span>: If a disk failed and its entry in fstab is causing a boot halt, commenting out that line might allow the system to boot, even if that specific mount point isn't available.</text:p>
        </text:list-item>
        <text:list-item>
          <text:p text:style-name="P132"><text:span text:style-name="T1">Save Changes and Exit Editor</text:span>:</text:p>
          <text:list text:style-name="L109">
            <text:list-item>
              <text:p text:style-name="P137">In <text:span text:style-name="Source_5f_Text">nano</text:span>, press <text:span text:style-name="Source_5f_Text">Ctrl+O</text:span> to save, then <text:span text:style-name="Source_5f_Text">Enter</text:span>, then <text:span text:style-name="Source_5f_Text">Ctrl+X</text:span> to exit.</text:p>
            </text:list-item>
            <text:list-item>
              <text:p text:style-name="P137">In <text:span text:style-name="Source_5f_Text">vi</text:span>, press <text:span text:style-name="Source_5f_Text">Esc</text:span>, type <text:span text:style-name="Source_5f_Text">:wq</text:span>, then <text:span text:style-name="Source_5f_Text">Enter</text:span>.</text:p>
            </text:list-item>
          </text:list>
        </text:list-item>
        <text:list-item>
          <text:p text:style-name="P132"><text:span text:style-name="T1">Unmount Partitions and Reboot</text:span>:</text:p>
          <text:list text:style-name="L110">
            <text:list-item>
              <text:p text:style-name="P138">After saving the changes, unmount the partitions:</text:p>
              <text:p text:style-name="P23"><text:span text:style-name="FunctionTok">sudo</text:span><text:span text:style-name="NormalTok"> umount /mnt/boot </text:span><text:span text:style-name="CommentTok"># If applicable</text:span> </text:p>
              <text:p text:style-name="P23"><text:span text:style-name="FunctionTok">sudo</text:span><text:span text:style-name="NormalTok"> umount /mnt</text:span> </text:p>
            </text:list-item>
            <text:list-item>
              <text:p text:style-name="P138">Then, reboot your server, ensuring you remove the live USB:</text:p>
              <text:p text:style-name="P23"><text:span text:style-name="FunctionTok">sudo</text:span><text:span text:style-name="NormalTok"> reboot</text:span> </text:p>
            </text:list-item>
          </text:list>
        </text:list-item>
      </text:list>
      <text:h text:style-name="Heading_20_4" text:outline-level="4"><text:bookmark-start text:name="editing-etcfstab-from-single-user--recovery-mode"/>Editing <text:span text:style-name="Source_5f_Text">/etc/fstab</text:span> from Single-User / Recovery Mode<text:bookmark-end text:name="editing-etcfstab-from-single-user--recovery-mode"/></text:h>
      <text:p text:style-name="First_20_paragraph">If your system provides a recovery mode or you can boot into a single-user shell from GRUB, you might not need a live USB, which can save time.</text:p>
      <text:list xml:id="list2016699565" text:style-name="L111">
        <text:list-item>
          <text:p text:style-name="P139"><text:span text:style-name="T1">Boot into Single-User/Recovery Mode</text:span>:</text:p>
          <text:list text:style-name="L112">
            <text:list-item>
              <text:p text:style-name="P140">During boot, access the GRUB menu (<text:span text:style-name="Source_5f_Text">Shift</text:span> or <text:span text:style-name="Source_5f_Text">Esc</text:span>).</text:p>
            </text:list-item>
            <text:list-item>
              <text:p text:style-name="P140">Select "Advanced options" and then "Recovery mode" (or the appropriate single-user kernel).</text:p>
            </text:list-item>
            <text:list-item>
              <text:p text:style-name="P140">From the recovery menu, choose the option to drop to a root shell.</text:p>
            </text:list-item>
          </text:list>
        </text:list-item>
        <text:list-item>
          <text:p text:style-name="P139"><text:span text:style-name="T1">Remount Root Filesystem Read-Write</text:span>:</text:p>
          <text:list text:style-name="L113">
            <text:list-item>
              <text:p text:style-name="P141">In recovery mode, the root filesystem (<text:span text:style-name="Source_5f_Text">/</text:span>) is often mounted as read-only to prevent accidental damage. You must remount it as read-write to edit <text:span text:style-name="Source_5f_Text">/etc/fstab</text:span>.</text:p>
              <text:p text:style-name="P24"><text:span text:style-name="FunctionTok">mount</text:span><text:span text:style-name="NormalTok"> </text:span><text:span text:style-name="AttributeTok">-o</text:span><text:span text:style-name="NormalTok"> remount,rw /</text:span> </text:p>
            </text:list-item>
            <text:list-item>
              <text:p text:style-name="P141">If you have a separate <text:span text:style-name="Source_5f_Text">/boot</text:span> partition, you might also need to remount it if you plan to access or modify anything within it, though for <text:span text:style-name="Source_5f_Text">/etc/fstab</text:span> edits, it's usually not necessary as <text:span text:style-name="Source_5f_Text">fstab</text:span> itself is on the root partition.</text:p>
            </text:list-item>
          </text:list>
        </text:list-item>
        <text:list-item>
          <text:p text:style-name="P139"><text:span text:style-name="T1">Edit</text:span> <text:span text:style-name="Source_5f_Text">/etc/fstab</text:span>:</text:p>
          <text:list text:style-name="L114">
            <text:list-item>
              <text:p text:style-name="P142">Now, you can directly edit the <text:span text:style-name="Source_5f_Text">/etc/fstab</text:span> file using <text:span text:style-name="Source_5f_Text">nano</text:span> or <text:span text:style-name="Source_5f_Text">vi</text:span>. You don't need the <text:span text:style-name="Source_5f_Text">/mnt</text:span> prefix because you're operating directly on the system's root.</text:p>
              <text:p text:style-name="P25"><text:span text:style-name="FunctionTok">nano</text:span><text:span text:style-name="NormalTok"> /etc/fstab</text:span> </text:p>
              <text:p text:style-name="P25"><text:span text:style-name="CommentTok"># Or:</text:span> </text:p>
              <text:p text:style-name="P25"><text:span text:style-name="CommentTok"># vi /etc/fstab</text:span> </text:p>
            </text:list-item>
            <text:list-item>
              <text:p text:style-name="P142">Make your corrections, save the file, and exit the editor.</text:p>
            </text:list-item>
          </text:list>
        </text:list-item>
        <text:list-item>
          <text:p text:style-name="P139"><text:soft-page-break/><text:span text:style-name="T1">Exit Root Shell and Reboot</text:span>:</text:p>
          <text:list text:style-name="L115">
            <text:list-item>
              <text:p text:style-name="P143">After saving, type <text:span text:style-name="Source_5f_Text">exit</text:span> to leave the root shell.</text:p>
            </text:list-item>
            <text:list-item>
              <text:p text:style-name="P143">The recovery menu should reappear, or you can often type <text:span text:style-name="Source_5f_Text">reboot</text:span> directly. If the system proceeds to boot normally, you've succeeded.</text:p>
            </text:list-item>
          </text:list>
        </text:list-item>
      </text:list>
      <text:h text:style-name="Heading_20_4" text:outline-level="4"><text:bookmark-start text:name="verifying-fstab-before-reboot"/>Verifying fstab Before Reboot<text:bookmark-end text:name="verifying-fstab-before-reboot"/></text:h>
      <text:p text:style-name="First_20_paragraph">Before rebooting, especially after significant changes, you can use the <text:span text:style-name="Source_5f_Text">mount -a</text:span> command to test if your <text:span text:style-name="Source_5f_Text">/etc/fstab</text:span> entries are syntactically correct and can be mounted.</text:p>
      <text:list xml:id="list1251019929" text:style-name="L116">
        <text:list-item>
          <text:p text:style-name="P144">From a live environment after <text:span text:style-name="Source_5f_Text">chroot</text:span>ing:</text:p>
          <text:p text:style-name="P26"><text:span text:style-name="FunctionTok">mount</text:span><text:span text:style-name="NormalTok"> </text:span><text:span text:style-name="AttributeTok">-a</text:span> </text:p>
        </text:list-item>
        <text:list-item>
          <text:p text:style-name="P144">From single-user mode after remounting root <text:span text:style-name="Source_5f_Text">rw</text:span>:</text:p>
          <text:p text:style-name="P26"><text:span text:style-name="FunctionTok">mount</text:span><text:span text:style-name="NormalTok"> </text:span><text:span text:style-name="AttributeTok">-a</text:span> </text:p>
        </text:list-item>
      </text:list>
      <text:p text:style-name="First_20_paragraph">If <text:span text:style-name="Source_5f_Text">mount -a</text:span> reports no errors, it's a good sign that your fstab is now valid.</text:p>
      <text:p text:style-name="Text_20_body">Correcting <text:span text:style-name="Source_5f_Text">/etc/fstab</text:span> errors is a common and essential skill for server administrators. It emphasizes the importance of using robust identifiers like UUIDs and understanding the purpose of each field.</text:p>
      <text:h text:style-name="Heading_20_2" text:outline-level="2"><text:bookmark-start text:name="advanced-troubleshooting-techniques"/>Advanced Troubleshooting Techniques<text:bookmark-end text:name="advanced-troubleshooting-techniques"/></text:h>
      <text:h text:style-name="Heading_20_3" text:outline-level="3"><text:bookmark-start text:name="single-user-mode"/>Single-User Mode<text:bookmark-end text:name="single-user-mode"/></text:h>
      <text:p text:style-name="First_20_paragraph"><text:span text:style-name="T1">Single-User Mode</text:span>, also known as <text:span text:style-name="T1">Maintenance Mode</text:span> or <text:span text:style-name="T1">Runlevel 1</text:span> (in older System V init systems), is a special boot state in Linux where the system starts with a minimal set of services. Crucially, it typically does not load network services or most multi-user processes. Instead, it drops you directly into a root shell.</text:p>
      <text:p text:style-name="Text_20_body"><text:span text:style-name="T1">Purpose</text:span>: The primary purpose of single-user mode is to provide a safe, isolated environment where a system administrator can perform maintenance, diagnose problems, and make repairs to a system that cannot boot normally into a multi-user environment. It's designed to minimize potential conflicts from running services or logged-in users, making it ideal for critical repairs.</text:p>
      <text:p text:style-name="Text_20_body"><text:span text:style-name="T1">Analogy</text:span>: Imagine your server is a large building. Normal boot is when all the lights are on, all the offices are open, and people are working. Single-user mode is like turning off all non-essential power, locking all the doors except the maintenance entrance, and letting only the repair crew (you, the root user) in to fix things without interruption.</text:p>
      <text:p text:style-name="Text_20_body"><text:span text:style-name="T1">Accessing Single-User Mode</text:span>:</text:p>
      <text:p text:style-name="Text_20_body">The most common way to access single-user mode on modern Linux distributions is via the GRUB boot menu:</text:p>
      <text:list xml:id="list1755637772" text:style-name="L117">
        <text:list-item>
          <text:p text:style-name="P145"><text:span text:style-name="T1">Access the GRUB Menu</text:span>: During system startup, immediately after the BIOS/UEFI <text:soft-page-break/>POST, bring up the GRUB menu by holding <text:span text:style-name="Source_5f_Text">Shift</text:span> or repeatedly tapping <text:span text:style-name="Source_5f_Text">Esc</text:span>.</text:p>
        </text:list-item>
        <text:list-item>
          <text:p text:style-name="P145"><text:span text:style-name="T1">Select Kernel and Edit Boot Parameters</text:span>:</text:p>
          <text:list text:style-name="L118">
            <text:list-item>
              <text:p text:style-name="P146">Highlight the desired kernel entry (usually the default, latest one).</text:p>
            </text:list-item>
            <text:list-item>
              <text:p text:style-name="P146">Press the <text:span text:style-name="Source_5f_Text">e</text:span> key to edit the boot parameters for that entry.</text:p>
            </text:list-item>
          </text:list>
        </text:list-item>
        <text:list-item>
          <text:p text:style-name="P145"><text:span text:style-name="T1">Find the Kernel Line</text:span>:</text:p>
          <text:list text:style-name="L119">
            <text:list-item>
              <text:p text:style-name="P147">Look for the line that starts with <text:span text:style-name="Source_5f_Text">linux</text:span> or <text:span text:style-name="Source_5f_Text">linuxefi</text:span>. This line specifies the kernel image, its initial RAM disk, and various boot parameters.</text:p>
            </text:list-item>
          </text:list>
        </text:list-item>
        <text:list-item>
          <text:p text:style-name="P145"><text:span text:style-name="T1">Add single,</text:span> <text:span text:style-name="Source_5f_Text">init=/bin/bash</text:span><text:span text:style-name="T1">, or</text:span> <text:span text:style-name="Source_5f_Text">systemd.unit=rescue.target</text:span>:</text:p>
          <text:list text:style-name="L120">
            <text:list-item>
              <text:p text:style-name="P148">Go to the end of the <text:span text:style-name="Source_5f_Text">linux</text:span> line.</text:p>
            </text:list-item>
            <text:list-item>
              <text:p text:style-name="P148"><text:span text:style-name="T1">For traditional single-user mode</text:span>: Add <text:span text:style-name="Source_5f_Text">single</text:span> or <text:span text:style-name="Source_5f_Text">1</text:span> (a space followed by <text:span text:style-name="Source_5f_Text">single</text:span> or <text:span text:style-name="Source_5f_Text">1</text:span>).</text:p>
            </text:list-item>
            <text:list-item>
              <text:p text:style-name="P148"><text:span text:style-name="T1">For a direct root shell (bypassing</text:span> <text:span text:style-name="Source_5f_Text">systemd</text:span> <text:span text:style-name="T1">or</text:span> <text:span text:style-name="Source_5f_Text">init</text:span> <text:span text:style-name="T1">as much as possible)</text:span>: Add <text:span text:style-name="Source_5f_Text">init=/bin/bash</text:span> (a space followed by <text:span text:style-name="Source_5f_Text">init=/bin/bash</text:span>). This forces the kernel to run <text:span text:style-name="Source_5f_Text">/bin/bash</text:span> as the first process.</text:p>
            </text:list-item>
            <text:list-item>
              <text:p text:style-name="P148"><text:span text:style-name="T1">For</text:span> <text:span text:style-name="Source_5f_Text">systemd</text:span><text:span text:style-name="T1">-based systems (preferred modern approach)</text:span>: Add <text:span text:style-name="Source_5f_Text">systemd.unit=rescue.target</text:span> or <text:span text:style-name="Source_5f_Text">systemd.unit=emergency.target</text:span>.</text:p>
              <text:list text:style-name="L121">
                <text:list-item>
                  <text:p text:style-name="P149"><text:span text:style-name="Source_5f_Text">rescue.target</text:span> is the equivalent of single-user mode, providing a root shell and mounting local file systems.</text:p>
                </text:list-item>
                <text:list-item>
                  <text:p text:style-name="P149"><text:span text:style-name="Source_5f_Text">emergency.target</text:span> is even more minimal, mounting only the root file system (often read-only). You'll typically need to remount it read-write (<text:span text:style-name="Source_5f_Text">mount -o remount,rw /</text:span>) if you use this.</text:p>
                </text:list-item>
              </text:list>
            </text:list-item>
          </text:list>
        </text:list-item>
        <text:list-item>
          <text:p text:style-name="P145"><text:span text:style-name="T1">Boot with Modified Parameters</text:span>:</text:p>
          <text:list text:style-name="L122">
            <text:list-item>
              <text:p text:style-name="P150">Press <text:span text:style-name="Source_5f_Text">Ctrl+X</text:span> or <text:span text:style-name="Source_5f_Text">F10</text:span> (as indicated at the bottom of the GRUB editor screen) to boot with the modified parameters.</text:p>
            </text:list-item>
          </text:list>
        </text:list-item>
      </text:list>
      <text:p text:style-name="First_20_paragraph"><text:span text:style-name="T1">Utility in Troubleshooting</text:span>:</text:p>
      <text:p text:style-name="Text_20_body">Once in single-user mode, you have a powerful environment for diagnosis and repair:</text:p>
      <text:list xml:id="list63790258" text:style-name="L123">
        <text:list-item>
          <text:p text:style-name="P151"><text:span text:style-name="T1">File System Repair (</text:span><text:span text:style-name="Source_5f_Text">fsck</text:span><text:span text:style-name="T1">)</text:span>: You can run <text:span text:style-name="Source_5f_Text">fsck</text:span> on unmounted partitions without interference from other running processes.</text:p>
        </text:list-item>
        <text:list-item>
          <text:p text:style-name="P151"><text:span text:style-name="T1">Editing Configuration Files</text:span>: You can fix errors in <text:span text:style-name="Source_5f_Text">/etc/fstab</text:span>, network configuration files, or other critical system files. Remember to remount the root file system as read-write (<text:span text:style-name="Source_5f_Text">mount -o remount,rw /</text:span>) if it's read-only.</text:p>
        </text:list-item>
        <text:list-item>
          <text:p text:style-name="P151"><text:span text:style-name="T1">Password Reset</text:span>: If you forget the root password, you can often boot into single-user mode and use <text:span text:style-name="Source_5f_Text">passwd</text:span> to reset it.</text:p>
        </text:list-item>
        <text:list-item>
          <text:p text:style-name="P151"><text:span text:style-name="T1">Examining Logs</text:span>: You can use <text:span text:style-name="Source_5f_Text">cat</text:span>, <text:span text:style-name="Source_5f_Text">less</text:span>, <text:span text:style-name="Source_5f_Text">grep</text:span>, <text:span text:style-name="Source_5f_Text">dmesg</text:span>, and <text:span text:style-name="Source_5f_Text">journalctl</text:span> (if systemd is functioning minimally) to review boot logs for clues.</text:p>
        </text:list-item>
        <text:list-item>
          <text:p text:style-name="P151"><text:span text:style-name="T1">Removing Problematic Software/Drivers</text:span>: If a newly installed package or driver is causing a boot failure, you can uninstall it from this minimal environment.</text:p>
        </text:list-item>
        <text:list-item>
          <text:p text:style-name="P151"><text:span text:style-name="T1">Network Troubleshooting (Limited)</text:span>: While networking isn't typically brought up by default, you might manually activate a network interface for specific needs, although this is more complex.</text:p>
        </text:list-item>
      </text:list>
      <text:p text:style-name="First_20_paragraph"><text:soft-page-break/>Single-user mode is an indispensable tool in a system administrator's toolkit for recovering a troubled Linux server. It offers direct, unhindered access to the core system when other boot methods fail.</text:p>
      <text:h text:style-name="Heading_20_3" text:outline-level="3"><text:bookmark-start text:name="using-dmesg-and-journalctl"/>Using <text:span text:style-name="Source_5f_Text">dmesg</text:span> and <text:span text:style-name="Source_5f_Text">journalctl</text:span><text:bookmark-end text:name="using-dmesg-and-journalctl"/></text:h>
      <text:h text:style-name="Heading_20_4" text:outline-level="4"><text:bookmark-start text:name="dmesg-the-kernels-boot-messages"/><text:span text:style-name="Source_5f_Text">dmesg</text:span>: The Kernel's Boot Messages<text:bookmark-end text:name="dmesg-the-kernels-boot-messages"/></text:h>
      <text:p text:style-name="First_20_paragraph">The <text:span text:style-name="Source_5f_Text">dmesg</text:span> command (display message) shows the messages produced by the Linux kernel during the boot process. These messages are stored in a circular buffer in memory (the kernel ring buffer) and contain information about hardware detection, device initialization, driver loading, and any errors or warnings encountered by the kernel.</text:p>
      <text:p text:style-name="Text_20_body"><text:span text:style-name="T1">Why it's useful for troubleshooting</text:span>:</text:p>
      <text:list xml:id="list3018841009" text:style-name="L124">
        <text:list-item>
          <text:p text:style-name="P152"><text:span text:style-name="T1">Early Boot Issues</text:span>: <text:span text:style-name="Source_5f_Text">dmesg</text:span> is invaluable for diagnosing problems that occur very early in the boot process, even before <text:span text:style-name="Source_5f_Text">systemd</text:span> or other logging services have fully initialized.</text:p>
        </text:list-item>
        <text:list-item>
          <text:p text:style-name="P152"><text:span text:style-name="T1">Hardware Problems</text:span>: It often reveals messages related to failing hardware (e.g., disk errors, memory issues, network card failures) or conflicts between hardware components.</text:p>
        </text:list-item>
        <text:list-item>
          <text:p text:style-name="P152"><text:span text:style-name="T1">Driver Loading</text:span>: You can see which drivers (kernel modules) were successfully loaded and if any failed.</text:p>
        </text:list-item>
      </text:list>
      <text:p text:style-name="First_20_paragraph"><text:span text:style-name="T1">Common Usage</text:span>:</text:p>
      <text:list xml:id="list401217689" text:style-name="L125">
        <text:list-item>
          <text:p text:style-name="P153"><text:span text:style-name="T1">View all kernel messages</text:span>:</text:p>
          <text:p text:style-name="P27"><text:span text:style-name="FunctionTok">dmesg</text:span> </text:p>
          <text:p text:style-name="P153">This can produce a very long output.</text:p>
        </text:list-item>
        <text:list-item>
          <text:p text:style-name="P153"><text:span text:style-name="T1">Filter output for errors or warnings</text:span>:</text:p>
          <text:p text:style-name="P27"><text:span text:style-name="FunctionTok">dmesg</text:span><text:span text:style-name="NormalTok"> </text:span><text:span text:style-name="AttributeTok">-l</text:span><text:span text:style-name="NormalTok"> err</text:span> </text:p>
          <text:p text:style-name="P27"><text:span text:style-name="FunctionTok">dmesg</text:span><text:span text:style-name="NormalTok"> </text:span><text:span text:style-name="AttributeTok">-l</text:span><text:span text:style-name="NormalTok"> warn</text:span> </text:p>
          <text:p text:style-name="P153">You can also combine them: <text:span text:style-name="Source_5f_Text">dmesg -l err,warn</text:span>.</text:p>
        </text:list-item>
        <text:list-item>
          <text:p text:style-name="P153"><text:span text:style-name="T1">Search for specific keywords (e.g., "SATA", "fail", "error")</text:span>:</text:p>
          <text:p text:style-name="P27"><text:span text:style-name="FunctionTok">dmesg</text:span><text:span text:style-name="NormalTok"> </text:span><text:span text:style-name="KeywordTok">|</text:span><text:span text:style-name="NormalTok"> </text:span><text:span text:style-name="FunctionTok">grep</text:span><text:span text:style-name="NormalTok"> </text:span><text:span text:style-name="AttributeTok">-i</text:span><text:span text:style-name="NormalTok"> </text:span><text:span text:style-name="StringTok">"sata"</text:span> </text:p>
          <text:p text:style-name="P27"><text:span text:style-name="FunctionTok">dmesg</text:span><text:span text:style-name="NormalTok"> </text:span><text:span text:style-name="KeywordTok">|</text:span><text:span text:style-name="NormalTok"> </text:span><text:span text:style-name="FunctionTok">grep</text:span><text:span text:style-name="NormalTok"> </text:span><text:span text:style-name="AttributeTok">-i</text:span><text:span text:style-name="NormalTok"> </text:span><text:span text:style-name="StringTok">"error"</text:span> </text:p>
        </text:list-item>
        <text:list-item>
          <text:p text:style-name="P153"><text:span text:style-name="T1">View recent messages (after a boot or action)</text:span>:</text:p>
          <text:p text:style-name="P27"><text:span text:style-name="FunctionTok">dmesg</text:span><text:span text:style-name="NormalTok"> </text:span><text:span text:style-name="KeywordTok">|</text:span><text:span text:style-name="NormalTok"> </text:span><text:span text:style-name="FunctionTok">tail</text:span> </text:p>
        </text:list-item>
        <text:list-item>
          <text:p text:style-name="P153"><text:span text:style-name="T1">Paging the output for easier reading</text:span>:</text:p>
          <text:p text:style-name="P27"><text:span text:style-name="FunctionTok">dmesg</text:span><text:span text:style-name="NormalTok"> </text:span><text:span text:style-name="KeywordTok">|</text:span><text:span text:style-name="NormalTok"> </text:span><text:span text:style-name="FunctionTok">less</text:span> </text:p>
          <text:p text:style-name="P153">(Use <text:span text:style-name="Source_5f_Text">Space</text:span> to scroll down, <text:span text:style-name="Source_5f_Text">b</text:span> to scroll up, <text:span text:style-name="Source_5f_Text">/</text:span> to search, and <text:span text:style-name="Source_5f_Text">q</text:span> to quit).</text:p>
        </text:list-item>
      </text:list>
      <text:h text:style-name="Heading_20_4" text:outline-level="4"><text:bookmark-start text:name="journalctl-the-systemd-journal"/><text:span text:style-name="Source_5f_Text">journalctl</text:span>: The Systemd Journal<text:bookmark-end text:name="journalctl-the-systemd-journal"/></text:h>
      <text:p text:style-name="First_20_paragraph"><text:span text:style-name="Source_5f_Text">journalctl</text:span> is the command-line utility for querying and displaying messages from the <text:span text:style-name="Source_5f_Text">systemd</text:span> <text:soft-page-break/>journal. On modern Linux distributions, <text:span text:style-name="Source_5f_Text">systemd</text:span> collects all system messages (from the kernel, initramfs, services, applications, etc.) into a centralized, binary journal. This makes <text:span text:style-name="Source_5f_Text">journalctl</text:span> a powerful tool for a comprehensive view of system events, especially those occurring after the kernel hands off to systemd.</text:p>
      <text:p text:style-name="Text_20_body"><text:span text:style-name="T1">Why it's useful for troubleshooting</text:span>:</text:p>
      <text:list xml:id="list2517109018" text:style-name="L126">
        <text:list-item>
          <text:p text:style-name="P154"><text:span text:style-name="T1">Comprehensive Logging</text:span>: It aggregates logs from various sources, giving a holistic view of the boot process and service startups.</text:p>
        </text:list-item>
        <text:list-item>
          <text:p text:style-name="P154"><text:span text:style-name="T1">Service Failures</text:span>: If a specific service fails to start during boot (e.g., <text:span text:style-name="Source_5f_Text">networking</text:span>, <text:span text:style-name="Source_5f_Text">database</text:span>), journalctl will contain detailed error messages from that service.</text:p>
        </text:list-item>
        <text:list-item>
          <text:p text:style-name="P154"><text:span text:style-name="T1">Persistent Logs</text:span>: By default, <text:span text:style-name="Source_5f_Text">systemd</text:span> journal logs are persistent across reboots, which is crucial for investigating problems that occurred during a previous boot.</text:p>
        </text:list-item>
      </text:list>
      <text:p text:style-name="First_20_paragraph"><text:span text:style-name="T1">Common Usage</text:span>:</text:p>
      <text:list xml:id="list1524922821" text:style-name="L127">
        <text:list-item>
          <text:p text:style-name="P155"><text:span text:style-name="T1">View all journal entries (from newest to oldest)</text:span>:</text:p>
          <text:p text:style-name="P28"><text:span text:style-name="ExtensionTok">journalctl</text:span> </text:p>
          <text:p text:style-name="P155">This will also typically be very long and use less for paging.</text:p>
        </text:list-item>
        <text:list-item>
          <text:p text:style-name="P155"><text:span text:style-name="T1">View messages from the current boot</text:span>:</text:p>
          <text:p text:style-name="P28"><text:span text:style-name="ExtensionTok">journalctl</text:span><text:span text:style-name="NormalTok"> </text:span><text:span text:style-name="AttributeTok">-b</text:span> </text:p>
          <text:p text:style-name="P155">This filters messages specific to the current boot cycle.</text:p>
        </text:list-item>
        <text:list-item>
          <text:p text:style-name="P155"><text:span text:style-name="T1">View messages from a previous boot</text:span>:</text:p>
          <text:p text:style-name="P28"><text:span text:style-name="ExtensionTok">journalctl</text:span><text:span text:style-name="NormalTok"> </text:span><text:span text:style-name="AttributeTok">-b</text:span><text:span text:style-name="NormalTok"> </text:span><text:span text:style-name="AttributeTok">-1</text:span><text:span text:style-name="NormalTok"> <text:s text:c="2"/></text:span><text:span text:style-name="CommentTok"># For the previous boot</text:span> </text:p>
          <text:p text:style-name="P28"><text:span text:style-name="ExtensionTok">journalctl</text:span><text:span text:style-name="NormalTok"> </text:span><text:span text:style-name="AttributeTok">-b</text:span><text:span text:style-name="NormalTok"> </text:span><text:span text:style-name="AttributeTok">-2</text:span><text:span text:style-name="NormalTok"> <text:s text:c="2"/></text:span><text:span text:style-name="CommentTok"># For the boot before that</text:span> </text:p>
          <text:p text:style-name="P155">You can also see a list of available boots with <text:span text:style-name="Source_5f_Text">journalctl --list-boots</text:span>.</text:p>
        </text:list-item>
        <text:list-item>
          <text:p text:style-name="P155"><text:span text:style-name="T1">Filter by severity (e.g.,</text:span> <text:span text:style-name="Source_5f_Text">emerg</text:span><text:span text:style-name="T1">,</text:span> <text:span text:style-name="Source_5f_Text">alert</text:span><text:span text:style-name="T1">,</text:span> <text:span text:style-name="Source_5f_Text">crit</text:span><text:span text:style-name="T1">,</text:span> <text:span text:style-name="Source_5f_Text">err</text:span><text:span text:style-name="T1">,</text:span> <text:span text:style-name="Source_5f_Text">warning</text:span><text:span text:style-name="T1">,</text:span> <text:span text:style-name="Source_5f_Text">notice</text:span><text:span text:style-name="T1">,</text:span> <text:span text:style-name="Source_5f_Text">info</text:span><text:span text:style-name="T1">,</text:span> <text:span text:style-name="Source_5f_Text">debug</text:span><text:span text:style-name="T1">)</text:span>:</text:p>
          <text:p text:style-name="P28"><text:span text:style-name="ExtensionTok">journalctl</text:span><text:span text:style-name="NormalTok"> </text:span><text:span text:style-name="AttributeTok">-p</text:span><text:span text:style-name="NormalTok"> err </text:span><text:span text:style-name="AttributeTok">-b</text:span><text:span text:style-name="NormalTok"> <text:s text:c="2"/></text:span><text:span text:style-name="CommentTok"># Show errors from the current boot</text:span> </text:p>
          <text:p text:style-name="P28"><text:span text:style-name="ExtensionTok">journalctl</text:span><text:span text:style-name="NormalTok"> </text:span><text:span text:style-name="AttributeTok">-p</text:span><text:span text:style-name="NormalTok"> warning <text:s/></text:span><text:span text:style-name="CommentTok"># Show warnings from all boots</text:span> </text:p>
        </text:list-item>
        <text:list-item>
          <text:p text:style-name="P155"><text:span text:style-name="T1">Filter by specific service or unit (e.g.,</text:span> <text:span text:style-name="Source_5f_Text">network.service</text:span><text:span text:style-name="T1">,</text:span> <text:span text:style-name="Source_5f_Text">sshd.service</text:span><text:span text:style-name="T1">)</text:span>:</text:p>
          <text:p text:style-name="P28"><text:span text:style-name="ExtensionTok">journalctl</text:span><text:span text:style-name="NormalTok"> </text:span><text:span text:style-name="AttributeTok">-u</text:span><text:span text:style-name="NormalTok"> network.service </text:span><text:span text:style-name="AttributeTok">-b</text:span> </text:p>
          <text:p text:style-name="P28"><text:span text:style-name="ExtensionTok">journalctl</text:span><text:span text:style-name="NormalTok"> </text:span><text:span text:style-name="AttributeTok">-u</text:span><text:span text:style-name="NormalTok"> sshd.service</text:span> </text:p>
        </text:list-item>
        <text:list-item>
          <text:p text:style-name="P155"><text:span text:style-name="T1">Search for specific keywords</text:span>:</text:p>
          <text:p text:style-name="P28"><text:span text:style-name="ExtensionTok">journalctl</text:span><text:span text:style-name="NormalTok"> </text:span><text:span text:style-name="AttributeTok">-b</text:span><text:span text:style-name="NormalTok"> </text:span><text:span text:style-name="KeywordTok">|</text:span><text:span text:style-name="NormalTok"> </text:span><text:span text:style-name="FunctionTok">grep</text:span><text:span text:style-name="NormalTok"> </text:span><text:span text:style-name="AttributeTok">-i</text:span><text:span text:style-name="NormalTok"> </text:span><text:span text:style-name="StringTok">"fail"</text:span> </text:p>
          <text:p text:style-name="P28"><text:span text:style-name="ExtensionTok">journalctl</text:span><text:span text:style-name="NormalTok"> </text:span><text:span text:style-name="AttributeTok">-b</text:span><text:span text:style-name="NormalTok"> </text:span><text:span text:style-name="KeywordTok">|</text:span><text:span text:style-name="NormalTok"> </text:span><text:span text:style-name="FunctionTok">grep</text:span><text:span text:style-name="NormalTok"> </text:span><text:span text:style-name="AttributeTok">-i</text:span><text:span text:style-name="NormalTok"> </text:span><text:span text:style-name="StringTok">"disk"</text:span> </text:p>
        </text:list-item>
      </text:list>
      <text:p text:style-name="First_20_paragraph"><text:span text:style-name="T1">Combining</text:span> <text:span text:style-name="Source_5f_Text">dmesg</text:span> <text:span text:style-name="T1">and</text:span> <text:span text:style-name="Source_5f_Text">journalctl</text:span>:</text:p>
      <text:p text:style-name="Text_20_body">Often, you'll start with <text:span text:style-name="Source_5f_Text">dmesg</text:span> for very early kernel-related issues, and then move to <text:span text:style-name="Source_5f_Text">journalctl</text:span> to get a broader picture of service startup failures and other system-level events that occur later in the boot process.</text:p>
      <text:p text:style-name="Text_20_body">Mastering these logging tools allows you to interpret the story your server is trying to tell you when it fails to boot, providing the necessary details to formulate a precise repair strategy.</text:p>
      <text:h text:style-name="Heading_20_3" text:outline-level="3"><text:bookmark-start text:name="backups-and-distaster-recovery-planning"/><text:soft-page-break/>Backups and Distaster Recovery Planning<text:bookmark-end text:name="backups-and-distaster-recovery-planning"/></text:h>
      <text:p text:style-name="First_20_paragraph">While mastering troubleshooting techniques is vital, the most effective strategy for any system administrator is prevention and preparedness. No amount of troubleshooting expertise can recover data that has been irrevocably lost. This is where regular backups and a robust disaster recovery plan become indispensable.</text:p>
      <text:list xml:id="list1025701683" text:style-name="L128">
        <text:list-item>
          <text:p text:style-name="P156"><text:span text:style-name="T1">Data Integrity and Availability</text:span>:</text:p>
          <text:list text:style-name="L129">
            <text:list-item>
              <text:p text:style-name="P157"><text:span text:style-name="T1">Backups</text:span>: The fundamental purpose of backups is to create redundant copies of your data and system configuration files. In the event of a catastrophic failure (e.g., hard drive crash, unrecoverable file system corruption, accidental deletion), backups ensure that your critical data can be restored, minimizing downtime and data loss.</text:p>
            </text:list-item>
            <text:list-item>
              <text:p text:style-name="P157"><text:span text:style-name="T1">Disaster Recovery (DR) Planning</text:span>: This goes beyond just data. A DR plan outlines the procedures, resources, and personnel required to resume business operations after a disruptive event. For a server administrator, this includes documented steps for restoring operating systems, applications, configurations, and data to a functional state, ideally with minimal service interruption.</text:p>
            </text:list-item>
          </text:list>
        </text:list-item>
        <text:list-item>
          <text:p text:style-name="P156"><text:span text:style-name="T1">Mitigating Unforeseen Catastrophes</text:span>:</text:p>
          <text:list text:style-name="L130">
            <text:list-item>
              <text:p text:style-name="P158">While we've discussed common software-related boot issues, hardware failures, natural disasters, cyber-attacks, or even human error (the most common cause of downtime) can render troubleshooting impossible.</text:p>
            </text:list-item>
            <text:list-item>
              <text:p text:style-name="P158">A comprehensive backup strategy, including off-site backups, protects against localized physical damage to your server infrastructure.</text:p>
            </text:list-item>
          </text:list>
        </text:list-item>
        <text:list-item>
          <text:p text:style-name="P156"><text:span text:style-name="T1">Reducing Downtime and Stress</text:span>:</text:p>
          <text:list text:style-name="L131">
            <text:list-item>
              <text:p text:style-name="P159">When a server fails, the pressure to restore service quickly is immense. Having reliable backups and a well-tested disaster recovery plan significantly reduces the time to recovery (RTO - Recovery Time Objective) and the amount of data lost (RPO - Recovery Point Objective).</text:p>
            </text:list-item>
            <text:list-item>
              <text:p text:style-name="P159">Knowing you have a fallback significantly lowers the stress during a crisis.</text:p>
            </text:list-item>
          </text:list>
        </text:list-item>
        <text:list-item>
          <text:p text:style-name="P156"><text:span text:style-name="T1">Enabling More Aggressive Troubleshooting</text:span>:</text:p>
          <text:list text:style-name="L132">
            <text:list-item>
              <text:p text:style-name="P160">Paradoxically, having solid backups can make you a bolder troubleshooter. If you know you can restore the system to a previous state, you might be more willing to attempt more complex or risky fixes in a non-production environment, learning valuable skills without fear of permanent damage.</text:p>
            </text:list-item>
          </text:list>
        </text:list-item>
      </text:list>
      <text:p text:style-name="First_20_paragraph"><text:span text:style-name="T1">Key Considerations for Server Backups and DR</text:span>:</text:p>
      <text:list xml:id="list379510010" text:style-name="L133">
        <text:list-item>
          <text:p text:style-name="P161"><text:span text:style-name="T1">What to Back Up</text:span>:</text:p>
          <text:list text:style-name="L134">
            <text:list-item>
              <text:p text:style-name="P162"><text:span text:style-name="Source_5f_Text">/etc/</text:span>: All configuration files (e.g., <text:span text:style-name="Source_5f_Text">/etc/fstab</text:span>, network configs, service configs). This is critical!</text:p>
            </text:list-item>
            <text:list-item>
              <text:p text:style-name="P162"><text:span text:style-name="Source_5f_Text">/var/</text:span> (selectively): Databases, logs, mail spools.</text:p>
            </text:list-item>
            <text:list-item>
              <text:p text:style-name="P162"><text:span text:style-name="Source_5f_Text">/home/</text:span> or <text:span text:style-name="Source_5f_Text">/srv/</text:span>: User data, web content, application data.</text:p>
            </text:list-item>
            <text:list-item>
              <text:p text:style-name="P162"><text:span text:style-name="Source_5f_Text">/boot/</text:span>: Kernel images, initramfs, GRUB configuration.</text:p>
            </text:list-item>
            <text:list-item>
              <text:p text:style-name="P162"><text:soft-page-break/><text:span text:style-name="T1">Database Dumps</text:span>: Separate logical backups for databases are often crucial.</text:p>
            </text:list-item>
            <text:list-item>
              <text:p text:style-name="P162"><text:span text:style-name="T1">Application Data</text:span>: Specific directories where your applications store their data.</text:p>
            </text:list-item>
            <text:list-item>
              <text:p text:style-name="P162"><text:span text:style-name="T1">Full System Images</text:span>: For rapid bare-metal recovery.</text:p>
            </text:list-item>
          </text:list>
        </text:list-item>
        <text:list-item>
          <text:p text:style-name="P161"><text:span text:style-name="T1">Backup Frequency</text:span>: How often do changes occur? Daily, hourly, continuous? This dictates your RPO.</text:p>
        </text:list-item>
        <text:list-item>
          <text:p text:style-name="P161"><text:span text:style-name="T1">Backup Storage</text:span>: Where are backups stored? On-site, off-site, cloud? Redundancy is key.</text:p>
        </text:list-item>
        <text:list-item>
          <text:p text:style-name="P161"><text:span text:style-name="T1">Testing</text:span>: Crucially, regularly test your backups and disaster recovery plan. A backup that cannot be restored is useless. Perform periodic restoration drills to ensure your process works as expected.</text:p>
        </text:list-item>
        <text:list-item>
          <text:p text:style-name="P161"><text:span text:style-name="T1">Automation</text:span>: Automate backup processes as much as possible to ensure consistency and reduce human error. Tools like <text:span text:style-name="Source_5f_Text">rsync</text:span>, <text:span text:style-name="Source_5f_Text">tar</text:span>, <text:span text:style-name="Source_5f_Text">dump</text:span>, <text:span text:style-name="Source_5f_Text">bacula</text:span>, <text:span text:style-name="Source_5f_Text">borgbackup</text:span>, or cloud-specific backup solutions are comm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38:09Z</meta:creation-date>
    <dc:date>2025-06-10T12:17:07.080634843</dc:date>
    <meta:editing-duration>PT32S</meta:editing-duration>
    <meta:editing-cycles>1</meta:editing-cycles>
    <meta:document-statistic meta:table-count="0" meta:image-count="0" meta:object-count="0" meta:page-count="27" meta:paragraph-count="569" meta:word-count="9376" meta:character-count="57512" meta:non-whitespace-character-count="49057"/>
  </office:meta>
</office:document-meta>
</file>